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498cm" style:rel-column-width="1416*"/>
    </style:style>
    <style:style style:name="Tabell1.B" style:family="table-column">
      <style:table-column-properties style:column-width="1.503cm" style:rel-column-width="852*"/>
    </style:style>
    <style:style style:name="Tabell1.C" style:family="table-column">
      <style:table-column-properties style:column-width="1.799cm" style:rel-column-width="1020*"/>
    </style:style>
    <style:style style:name="Tabell1.D" style:family="table-column">
      <style:table-column-properties style:column-width="1.905cm" style:rel-column-width="1080*"/>
    </style:style>
    <style:style style:name="Tabell1.F" style:family="table-column">
      <style:table-column-properties style:column-width="2.395cm" style:rel-column-width="1358*"/>
    </style:style>
    <style:style style:name="Tabell1.G" style:family="table-column">
      <style:table-column-properties style:column-width="1.7cm" style:rel-column-width="964*"/>
    </style:style>
    <style:style style:name="Tabell1.A1" style:family="table-cell">
      <style:table-cell-properties fo:padding="0.097cm" fo:border-left="0.05pt solid #000000" fo:border-right="none" fo:border-top="0.05pt solid #000000" fo:border-bottom="none"/>
    </style:style>
    <style:style style:name="Tabell1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3.704cm" style:rel-column-width="2100*"/>
    </style:style>
    <style:style style:name="Tabell2.B" style:family="table-column">
      <style:table-column-properties style:column-width="5.503cm" style:rel-column-width="3120*"/>
    </style:style>
    <style:style style:name="Tabell2.C" style:family="table-column">
      <style:table-column-properties style:column-width="7.793cm" style:rel-column-width="4418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C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2.498cm" style:rel-column-width="1416*"/>
    </style:style>
    <style:style style:name="Tabell3.B" style:family="table-column">
      <style:table-column-properties style:column-width="1.503cm" style:rel-column-width="852*"/>
    </style:style>
    <style:style style:name="Tabell3.C" style:family="table-column">
      <style:table-column-properties style:column-width="1.799cm" style:rel-column-width="1020*"/>
    </style:style>
    <style:style style:name="Tabell3.D" style:family="table-column">
      <style:table-column-properties style:column-width="1.905cm" style:rel-column-width="1080*"/>
    </style:style>
    <style:style style:name="Tabell3.F" style:family="table-column">
      <style:table-column-properties style:column-width="2.395cm" style:rel-column-width="1358*"/>
    </style:style>
    <style:style style:name="Tabell3.G" style:family="table-column">
      <style:table-column-properties style:column-width="1.7cm" style:rel-column-width="964*"/>
    </style:style>
    <style:style style:name="Tabell3.A1" style:family="table-cell">
      <style:table-cell-properties fo:padding="0.097cm" fo:border-left="0.05pt solid #000000" fo:border-right="none" fo:border-top="0.05pt solid #000000" fo:border-bottom="none"/>
    </style:style>
    <style:style style:name="Tabell3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.A2" style:family="table-cell">
      <style:table-cell-properties fo:padding="0.097cm" fo:border-left="0.05pt solid #000000" fo:border-right="none" fo:border-top="none" fo:border-bottom="0.05pt solid #000000"/>
    </style:style>
    <style:style style:name="Tabell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3.704cm" style:rel-column-width="2100*"/>
    </style:style>
    <style:style style:name="Tabell4.B" style:family="table-column">
      <style:table-column-properties style:column-width="5.503cm" style:rel-column-width="3120*"/>
    </style:style>
    <style:style style:name="Tabell4.C" style:family="table-column">
      <style:table-column-properties style:column-width="7.793cm" style:rel-column-width="4418*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C1" style:family="table-cell">
      <style:table-cell-properties fo:padding="0.097cm" fo:border="0.05pt solid #000000"/>
    </style:style>
    <style:style style:name="Tabell4.A2" style:family="table-cell">
      <style:table-cell-properties fo:padding="0.097cm" fo:border-left="0.05pt solid #000000" fo:border-right="none" fo:border-top="none" fo:border-bottom="0.05pt solid #000000"/>
    </style:style>
    <style:style style:name="Tabell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5" style:family="table">
      <style:table-properties style:width="17.209cm" fo:margin-left="0cm" table:align="left"/>
    </style:style>
    <style:style style:name="Tabell5.A" style:family="table-column">
      <style:table-column-properties style:column-width="2.392cm"/>
    </style:style>
    <style:style style:name="Tabell5.B" style:family="table-column">
      <style:table-column-properties style:column-width="2.604cm"/>
    </style:style>
    <style:style style:name="Tabell5.C" style:family="table-column">
      <style:table-column-properties style:column-width="2.307cm"/>
    </style:style>
    <style:style style:name="Tabell5.D" style:family="table-column">
      <style:table-column-properties style:column-width="2.498cm"/>
    </style:style>
    <style:style style:name="Tabell5.G" style:family="table-column">
      <style:table-column-properties style:column-width="2.519cm"/>
    </style:style>
    <style:style style:name="Tabell5.A1" style:family="table-cell">
      <style:table-cell-properties fo:padding="0.097cm" fo:border-left="0.05pt solid #000000" fo:border-right="none" fo:border-top="0.05pt solid #000000" fo:border-bottom="none"/>
    </style:style>
    <style:style style:name="Tabell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5.A2" style:family="table-cell">
      <style:table-cell-properties fo:padding="0.097cm" fo:border-left="0.05pt solid #000000" fo:border-right="none" fo:border-top="none" fo:border-bottom="0.05pt solid #000000"/>
    </style:style>
    <style:style style:name="Tabell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6" style:family="table">
      <style:table-properties style:width="17.209cm" fo:margin-left="0cm" table:align="left"/>
    </style:style>
    <style:style style:name="Tabell6.A" style:family="table-column">
      <style:table-column-properties style:column-width="2.794cm"/>
    </style:style>
    <style:style style:name="Tabell6.B" style:family="table-column">
      <style:table-column-properties style:column-width="3.006cm"/>
    </style:style>
    <style:style style:name="Tabell6.C" style:family="table-column">
      <style:table-column-properties style:column-width="2.709cm"/>
    </style:style>
    <style:style style:name="Tabell6.D" style:family="table-column">
      <style:table-column-properties style:column-width="2.9cm"/>
    </style:style>
    <style:style style:name="Tabell6.A1" style:family="table-cell">
      <style:table-cell-properties fo:padding="0.097cm" fo:border-left="0.05pt solid #000000" fo:border-right="none" fo:border-top="0.05pt solid #000000" fo:border-bottom="none"/>
    </style:style>
    <style:style style:name="Tabell6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6.A2" style:family="table-cell">
      <style:table-cell-properties fo:padding="0.097cm" fo:border-left="0.05pt solid #000000" fo:border-right="none" fo:border-top="none" fo:border-bottom="0.05pt solid #000000"/>
    </style:style>
    <style:style style:name="Tabell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7" style:family="table">
      <style:table-properties style:width="17.209cm" fo:margin-left="0cm" table:align="left"/>
    </style:style>
    <style:style style:name="Tabell7.A" style:family="table-column">
      <style:table-column-properties style:column-width="2.794cm"/>
    </style:style>
    <style:style style:name="Tabell7.B" style:family="table-column">
      <style:table-column-properties style:column-width="3.006cm"/>
    </style:style>
    <style:style style:name="Tabell7.C" style:family="table-column">
      <style:table-column-properties style:column-width="2.709cm"/>
    </style:style>
    <style:style style:name="Tabell7.D" style:family="table-column">
      <style:table-column-properties style:column-width="2.9cm"/>
    </style:style>
    <style:style style:name="Tabell7.A1" style:family="table-cell">
      <style:table-cell-properties fo:padding="0.097cm" fo:border-left="0.05pt solid #000000" fo:border-right="none" fo:border-top="0.05pt solid #000000" fo:border-bottom="none"/>
    </style:style>
    <style:style style:name="Tabell7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7.A2" style:family="table-cell">
      <style:table-cell-properties fo:padding="0.097cm" fo:border-left="0.05pt solid #000000" fo:border-right="none" fo:border-top="none" fo:border-bottom="0.05pt solid #000000"/>
    </style:style>
    <style:style style:name="Tabell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8" style:family="table">
      <style:table-properties style:width="17.209cm" fo:margin-left="0cm" table:align="left"/>
    </style:style>
    <style:style style:name="Tabell8.A" style:family="table-column">
      <style:table-column-properties style:column-width="3.81cm"/>
    </style:style>
    <style:style style:name="Tabell8.B" style:family="table-column">
      <style:table-column-properties style:column-width="3.895cm"/>
    </style:style>
    <style:style style:name="Tabell8.C" style:family="table-column">
      <style:table-column-properties style:column-width="5.292cm"/>
    </style:style>
    <style:style style:name="Tabell8.D" style:family="table-column">
      <style:table-column-properties style:column-width="4.212cm"/>
    </style:style>
    <style:style style:name="Tabell8.A1" style:family="table-cell">
      <style:table-cell-properties fo:padding="0.097cm" fo:border-left="0.05pt solid #000000" fo:border-right="none" fo:border-top="0.05pt solid #000000" fo:border-bottom="none"/>
    </style:style>
    <style:style style:name="Tabell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8.A2" style:family="table-cell">
      <style:table-cell-properties fo:padding="0.097cm" fo:border-left="0.05pt solid #000000" fo:border-right="none" fo:border-top="none" fo:border-bottom="0.05pt solid #000000"/>
    </style:style>
    <style:style style:name="Tabell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3.704cm" style:rel-column-width="2100*"/>
    </style:style>
    <style:style style:name="Tabell9.B" style:family="table-column">
      <style:table-column-properties style:column-width="5.503cm" style:rel-column-width="3120*"/>
    </style:style>
    <style:style style:name="Tabell9.C" style:family="table-column">
      <style:table-column-properties style:column-width="7.793cm" style:rel-column-width="4418*"/>
    </style:style>
    <style:style style:name="Tabell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9.C1" style:family="table-cell">
      <style:table-cell-properties fo:padding="0.097cm" fo:border="0.05pt solid #000000"/>
    </style:style>
    <style:style style:name="Tabell9.A2" style:family="table-cell">
      <style:table-cell-properties fo:padding="0.097cm" fo:border-left="0.05pt solid #000000" fo:border-right="none" fo:border-top="none" fo:border-bottom="0.05pt solid #000000"/>
    </style:style>
    <style:style style:name="Tabell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0" style:family="table">
      <style:table-properties style:width="17.209cm" fo:margin-left="0cm" table:align="left"/>
    </style:style>
    <style:style style:name="Tabell10.A" style:family="table-column">
      <style:table-column-properties style:column-width="2.392cm"/>
    </style:style>
    <style:style style:name="Tabell10.B" style:family="table-column">
      <style:table-column-properties style:column-width="2.604cm"/>
    </style:style>
    <style:style style:name="Tabell10.C" style:family="table-column">
      <style:table-column-properties style:column-width="2.307cm"/>
    </style:style>
    <style:style style:name="Tabell10.D" style:family="table-column">
      <style:table-column-properties style:column-width="2.498cm"/>
    </style:style>
    <style:style style:name="Tabell10.G" style:family="table-column">
      <style:table-column-properties style:column-width="2.519cm"/>
    </style:style>
    <style:style style:name="Tabell10.A1" style:family="table-cell">
      <style:table-cell-properties fo:padding="0.097cm" fo:border-left="0.05pt solid #000000" fo:border-right="none" fo:border-top="0.05pt solid #000000" fo:border-bottom="none"/>
    </style:style>
    <style:style style:name="Tabell10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0.A2" style:family="table-cell">
      <style:table-cell-properties fo:padding="0.097cm" fo:border-left="0.05pt solid #000000" fo:border-right="none" fo:border-top="none" fo:border-bottom="0.05pt solid #000000"/>
    </style:style>
    <style:style style:name="Tabell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1" style:family="table">
      <style:table-properties style:width="17.209cm" fo:margin-left="0cm" table:align="left"/>
    </style:style>
    <style:style style:name="Tabell11.A" style:family="table-column">
      <style:table-column-properties style:column-width="2.392cm"/>
    </style:style>
    <style:style style:name="Tabell11.B" style:family="table-column">
      <style:table-column-properties style:column-width="2.604cm"/>
    </style:style>
    <style:style style:name="Tabell11.C" style:family="table-column">
      <style:table-column-properties style:column-width="2.307cm"/>
    </style:style>
    <style:style style:name="Tabell11.D" style:family="table-column">
      <style:table-column-properties style:column-width="2.498cm"/>
    </style:style>
    <style:style style:name="Tabell11.G" style:family="table-column">
      <style:table-column-properties style:column-width="2.519cm"/>
    </style:style>
    <style:style style:name="Tabell11.A1" style:family="table-cell">
      <style:table-cell-properties fo:padding="0.097cm" fo:border-left="0.05pt solid #000000" fo:border-right="none" fo:border-top="0.05pt solid #000000" fo:border-bottom="none"/>
    </style:style>
    <style:style style:name="Tabell1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1.A2" style:family="table-cell">
      <style:table-cell-properties fo:padding="0.097cm" fo:border-left="0.05pt solid #000000" fo:border-right="none" fo:border-top="none" fo:border-bottom="0.05pt solid #000000"/>
    </style:style>
    <style:style style:name="Tabell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2" style:family="table">
      <style:table-properties style:width="17.209cm" fo:margin-left="0cm" table:align="left"/>
    </style:style>
    <style:style style:name="Tabell12.A" style:family="table-column">
      <style:table-column-properties style:column-width="2.392cm"/>
    </style:style>
    <style:style style:name="Tabell12.B" style:family="table-column">
      <style:table-column-properties style:column-width="2.604cm"/>
    </style:style>
    <style:style style:name="Tabell12.C" style:family="table-column">
      <style:table-column-properties style:column-width="2.307cm"/>
    </style:style>
    <style:style style:name="Tabell12.D" style:family="table-column">
      <style:table-column-properties style:column-width="2.498cm"/>
    </style:style>
    <style:style style:name="Tabell12.G" style:family="table-column">
      <style:table-column-properties style:column-width="2.519cm"/>
    </style:style>
    <style:style style:name="Tabell12.A1" style:family="table-cell">
      <style:table-cell-properties fo:padding="0.097cm" fo:border-left="0.05pt solid #000000" fo:border-right="none" fo:border-top="0.05pt solid #000000" fo:border-bottom="none"/>
    </style:style>
    <style:style style:name="Tabell1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2.A2" style:family="table-cell">
      <style:table-cell-properties fo:padding="0.097cm" fo:border-left="0.05pt solid #000000" fo:border-right="none" fo:border-top="none" fo:border-bottom="0.05pt solid #000000"/>
    </style:style>
    <style:style style:name="Tabell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3" style:family="table">
      <style:table-properties style:width="17.209cm" fo:margin-left="0cm" table:align="left"/>
    </style:style>
    <style:style style:name="Tabell13.A" style:family="table-column">
      <style:table-column-properties style:column-width="2.392cm"/>
    </style:style>
    <style:style style:name="Tabell13.B" style:family="table-column">
      <style:table-column-properties style:column-width="2.604cm"/>
    </style:style>
    <style:style style:name="Tabell13.C" style:family="table-column">
      <style:table-column-properties style:column-width="2.307cm"/>
    </style:style>
    <style:style style:name="Tabell13.D" style:family="table-column">
      <style:table-column-properties style:column-width="2.498cm"/>
    </style:style>
    <style:style style:name="Tabell13.G" style:family="table-column">
      <style:table-column-properties style:column-width="2.519cm"/>
    </style:style>
    <style:style style:name="Tabell13.A1" style:family="table-cell">
      <style:table-cell-properties fo:padding="0.097cm" fo:border-left="0.05pt solid #000000" fo:border-right="none" fo:border-top="0.05pt solid #000000" fo:border-bottom="none"/>
    </style:style>
    <style:style style:name="Tabell13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3.A2" style:family="table-cell">
      <style:table-cell-properties fo:padding="0.097cm" fo:border-left="0.05pt solid #000000" fo:border-right="none" fo:border-top="none" fo:border-bottom="0.05pt solid #000000"/>
    </style:style>
    <style:style style:name="Tabell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4" style:family="table">
      <style:table-properties style:width="17.209cm" fo:margin-left="0cm" table:align="left"/>
    </style:style>
    <style:style style:name="Tabell14.A" style:family="table-column">
      <style:table-column-properties style:column-width="2.392cm"/>
    </style:style>
    <style:style style:name="Tabell14.B" style:family="table-column">
      <style:table-column-properties style:column-width="2.604cm"/>
    </style:style>
    <style:style style:name="Tabell14.C" style:family="table-column">
      <style:table-column-properties style:column-width="2.307cm"/>
    </style:style>
    <style:style style:name="Tabell14.D" style:family="table-column">
      <style:table-column-properties style:column-width="2.498cm"/>
    </style:style>
    <style:style style:name="Tabell14.G" style:family="table-column">
      <style:table-column-properties style:column-width="2.519cm"/>
    </style:style>
    <style:style style:name="Tabell14.A1" style:family="table-cell">
      <style:table-cell-properties fo:padding="0.097cm" fo:border-left="0.05pt solid #000000" fo:border-right="none" fo:border-top="0.05pt solid #000000" fo:border-bottom="none"/>
    </style:style>
    <style:style style:name="Tabell14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4.A2" style:family="table-cell">
      <style:table-cell-properties fo:padding="0.097cm" fo:border-left="0.05pt solid #000000" fo:border-right="none" fo:border-top="none" fo:border-bottom="0.05pt solid #000000"/>
    </style:style>
    <style:style style:name="Tabell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5" style:family="table">
      <style:table-properties style:width="17.209cm" fo:margin-left="0cm" table:align="left"/>
    </style:style>
    <style:style style:name="Tabell15.A" style:family="table-column">
      <style:table-column-properties style:column-width="2.392cm"/>
    </style:style>
    <style:style style:name="Tabell15.B" style:family="table-column">
      <style:table-column-properties style:column-width="2.604cm"/>
    </style:style>
    <style:style style:name="Tabell15.C" style:family="table-column">
      <style:table-column-properties style:column-width="2.307cm"/>
    </style:style>
    <style:style style:name="Tabell15.D" style:family="table-column">
      <style:table-column-properties style:column-width="2.498cm"/>
    </style:style>
    <style:style style:name="Tabell15.G" style:family="table-column">
      <style:table-column-properties style:column-width="2.519cm"/>
    </style:style>
    <style:style style:name="Tabell15.A1" style:family="table-cell">
      <style:table-cell-properties fo:padding="0.097cm" fo:border-left="0.05pt solid #000000" fo:border-right="none" fo:border-top="0.05pt solid #000000" fo:border-bottom="none"/>
    </style:style>
    <style:style style:name="Tabell1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5.A2" style:family="table-cell">
      <style:table-cell-properties fo:padding="0.097cm" fo:border-left="0.05pt solid #000000" fo:border-right="none" fo:border-top="none" fo:border-bottom="0.05pt solid #000000"/>
    </style:style>
    <style:style style:name="Tabell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6" style:family="table">
      <style:table-properties style:width="17.209cm" fo:margin-left="0cm" table:align="left"/>
    </style:style>
    <style:style style:name="Tabell16.A" style:family="table-column">
      <style:table-column-properties style:column-width="2.392cm"/>
    </style:style>
    <style:style style:name="Tabell16.B" style:family="table-column">
      <style:table-column-properties style:column-width="2.604cm"/>
    </style:style>
    <style:style style:name="Tabell16.C" style:family="table-column">
      <style:table-column-properties style:column-width="2.307cm"/>
    </style:style>
    <style:style style:name="Tabell16.D" style:family="table-column">
      <style:table-column-properties style:column-width="2.498cm"/>
    </style:style>
    <style:style style:name="Tabell16.G" style:family="table-column">
      <style:table-column-properties style:column-width="2.519cm"/>
    </style:style>
    <style:style style:name="Tabell16.A1" style:family="table-cell">
      <style:table-cell-properties fo:padding="0.097cm" fo:border-left="0.05pt solid #000000" fo:border-right="none" fo:border-top="0.05pt solid #000000" fo:border-bottom="none"/>
    </style:style>
    <style:style style:name="Tabell16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6.A2" style:family="table-cell">
      <style:table-cell-properties fo:padding="0.097cm" fo:border-left="0.05pt solid #000000" fo:border-right="none" fo:border-top="none" fo:border-bottom="0.05pt solid #000000"/>
    </style:style>
    <style:style style:name="Tabell1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7" style:family="table">
      <style:table-properties style:width="17.209cm" fo:margin-left="0cm" table:align="left"/>
    </style:style>
    <style:style style:name="Tabell17.A" style:family="table-column">
      <style:table-column-properties style:column-width="2.392cm"/>
    </style:style>
    <style:style style:name="Tabell17.B" style:family="table-column">
      <style:table-column-properties style:column-width="2.604cm"/>
    </style:style>
    <style:style style:name="Tabell17.C" style:family="table-column">
      <style:table-column-properties style:column-width="2.307cm"/>
    </style:style>
    <style:style style:name="Tabell17.D" style:family="table-column">
      <style:table-column-properties style:column-width="2.498cm"/>
    </style:style>
    <style:style style:name="Tabell17.G" style:family="table-column">
      <style:table-column-properties style:column-width="2.519cm"/>
    </style:style>
    <style:style style:name="Tabell17.A1" style:family="table-cell">
      <style:table-cell-properties fo:padding="0.097cm" fo:border-left="0.05pt solid #000000" fo:border-right="none" fo:border-top="0.05pt solid #000000" fo:border-bottom="none"/>
    </style:style>
    <style:style style:name="Tabell17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7.A2" style:family="table-cell">
      <style:table-cell-properties fo:padding="0.097cm" fo:border-left="0.05pt solid #000000" fo:border-right="none" fo:border-top="none" fo:border-bottom="0.05pt solid #000000"/>
    </style:style>
    <style:style style:name="Tabell1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8" style:family="table">
      <style:table-properties style:width="17cm" table:align="margins"/>
    </style:style>
    <style:style style:name="Tabell18.A" style:family="table-column">
      <style:table-column-properties style:column-width="3.704cm" style:rel-column-width="2100*"/>
    </style:style>
    <style:style style:name="Tabell18.B" style:family="table-column">
      <style:table-column-properties style:column-width="5.503cm" style:rel-column-width="3120*"/>
    </style:style>
    <style:style style:name="Tabell18.C" style:family="table-column">
      <style:table-column-properties style:column-width="7.793cm" style:rel-column-width="4418*"/>
    </style:style>
    <style:style style:name="Tabell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8.C1" style:family="table-cell">
      <style:table-cell-properties fo:padding="0.097cm" fo:border="0.05pt solid #000000"/>
    </style:style>
    <style:style style:name="Tabell18.A2" style:family="table-cell">
      <style:table-cell-properties fo:padding="0.097cm" fo:border-left="0.05pt solid #000000" fo:border-right="none" fo:border-top="none" fo:border-bottom="0.05pt solid #000000"/>
    </style:style>
    <style:style style:name="Tabell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9" style:family="table">
      <style:table-properties style:width="17.209cm" fo:margin-left="0cm" table:align="left"/>
    </style:style>
    <style:style style:name="Tabell19.A" style:family="table-column">
      <style:table-column-properties style:column-width="2.392cm"/>
    </style:style>
    <style:style style:name="Tabell19.B" style:family="table-column">
      <style:table-column-properties style:column-width="3.704cm"/>
    </style:style>
    <style:style style:name="Tabell19.C" style:family="table-column">
      <style:table-column-properties style:column-width="4.805cm"/>
    </style:style>
    <style:style style:name="Tabell19.D" style:family="table-column">
      <style:table-column-properties style:column-width="6.308cm"/>
    </style:style>
    <style:style style:name="Tabell19.A1" style:family="table-cell">
      <style:table-cell-properties fo:padding="0.097cm" fo:border-left="0.05pt solid #000000" fo:border-right="none" fo:border-top="0.05pt solid #000000" fo:border-bottom="none"/>
    </style:style>
    <style:style style:name="Tabell1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9.A2" style:family="table-cell">
      <style:table-cell-properties fo:padding="0.097cm" fo:border-left="0.05pt solid #000000" fo:border-right="none" fo:border-top="none" fo:border-bottom="0.05pt solid #000000"/>
    </style:style>
    <style:style style:name="Tabell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0" style:family="table">
      <style:table-properties style:width="17cm" table:align="margins"/>
    </style:style>
    <style:style style:name="Tabell20.A" style:family="table-column">
      <style:table-column-properties style:column-width="3.704cm" style:rel-column-width="2100*"/>
    </style:style>
    <style:style style:name="Tabell20.B" style:family="table-column">
      <style:table-column-properties style:column-width="5.503cm" style:rel-column-width="3120*"/>
    </style:style>
    <style:style style:name="Tabell20.C" style:family="table-column">
      <style:table-column-properties style:column-width="7.793cm" style:rel-column-width="4418*"/>
    </style:style>
    <style:style style:name="Tabell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0.C1" style:family="table-cell">
      <style:table-cell-properties fo:padding="0.097cm" fo:border="0.05pt solid #000000"/>
    </style:style>
    <style:style style:name="Tabell20.A2" style:family="table-cell">
      <style:table-cell-properties fo:padding="0.097cm" fo:border-left="0.05pt solid #000000" fo:border-right="none" fo:border-top="none" fo:border-bottom="0.05pt solid #000000"/>
    </style:style>
    <style:style style:name="Tabell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1" style:family="table">
      <style:table-properties style:width="17.209cm" fo:margin-left="0cm" table:align="left"/>
    </style:style>
    <style:style style:name="Tabell21.A" style:family="table-column">
      <style:table-column-properties style:column-width="2.392cm"/>
    </style:style>
    <style:style style:name="Tabell21.B" style:family="table-column">
      <style:table-column-properties style:column-width="3.704cm"/>
    </style:style>
    <style:style style:name="Tabell21.C" style:family="table-column">
      <style:table-column-properties style:column-width="4.805cm"/>
    </style:style>
    <style:style style:name="Tabell21.D" style:family="table-column">
      <style:table-column-properties style:column-width="6.308cm"/>
    </style:style>
    <style:style style:name="Tabell21.A1" style:family="table-cell">
      <style:table-cell-properties fo:padding="0.097cm" fo:border-left="0.05pt solid #000000" fo:border-right="none" fo:border-top="0.05pt solid #000000" fo:border-bottom="none"/>
    </style:style>
    <style:style style:name="Tabell2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1.A2" style:family="table-cell">
      <style:table-cell-properties fo:padding="0.097cm" fo:border-left="0.05pt solid #000000" fo:border-right="none" fo:border-top="none" fo:border-bottom="0.05pt solid #000000"/>
    </style:style>
    <style:style style:name="Tabell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2" style:family="table">
      <style:table-properties style:width="17cm" table:align="margins"/>
    </style:style>
    <style:style style:name="Tabell22.A" style:family="table-column">
      <style:table-column-properties style:column-width="3.704cm" style:rel-column-width="2100*"/>
    </style:style>
    <style:style style:name="Tabell22.B" style:family="table-column">
      <style:table-column-properties style:column-width="5.101cm" style:rel-column-width="2892*"/>
    </style:style>
    <style:style style:name="Tabell22.C" style:family="table-column">
      <style:table-column-properties style:column-width="8.195cm" style:rel-column-width="4646*"/>
    </style:style>
    <style:style style:name="Tabell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2.C1" style:family="table-cell">
      <style:table-cell-properties fo:padding="0.097cm" fo:border="0.05pt solid #000000"/>
    </style:style>
    <style:style style:name="Tabell22.A2" style:family="table-cell">
      <style:table-cell-properties fo:padding="0.097cm" fo:border-left="0.05pt solid #000000" fo:border-right="none" fo:border-top="none" fo:border-bottom="0.05pt solid #000000"/>
    </style:style>
    <style:style style:name="Tabell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3" style:family="table">
      <style:table-properties style:width="17.209cm" fo:margin-left="0cm" table:align="left"/>
    </style:style>
    <style:style style:name="Tabell23.A" style:family="table-column">
      <style:table-column-properties style:column-width="7.197cm"/>
    </style:style>
    <style:style style:name="Tabell23.B" style:family="table-column">
      <style:table-column-properties style:column-width="10.012cm"/>
    </style:style>
    <style:style style:name="Tabell23.A1" style:family="table-cell">
      <style:table-cell-properties fo:padding="0.097cm" fo:border-left="0.05pt solid #000000" fo:border-right="none" fo:border-top="0.05pt solid #000000" fo:border-bottom="none"/>
    </style:style>
    <style:style style:name="Tabell2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3.A2" style:family="table-cell">
      <style:table-cell-properties fo:padding="0.097cm" fo:border-left="0.05pt solid #000000" fo:border-right="none" fo:border-top="none" fo:border-bottom="0.05pt solid #000000"/>
    </style:style>
    <style:style style:name="Tabell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4" style:family="table">
      <style:table-properties style:width="17cm" table:align="margins"/>
    </style:style>
    <style:style style:name="Tabell24.A" style:family="table-column">
      <style:table-column-properties style:column-width="3.704cm" style:rel-column-width="2100*"/>
    </style:style>
    <style:style style:name="Tabell24.B" style:family="table-column">
      <style:table-column-properties style:column-width="5.503cm" style:rel-column-width="3120*"/>
    </style:style>
    <style:style style:name="Tabell24.C" style:family="table-column">
      <style:table-column-properties style:column-width="7.793cm" style:rel-column-width="4418*"/>
    </style:style>
    <style:style style:name="Tabell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4.C1" style:family="table-cell">
      <style:table-cell-properties fo:padding="0.097cm" fo:border="0.05pt solid #000000"/>
    </style:style>
    <style:style style:name="Tabell24.A2" style:family="table-cell">
      <style:table-cell-properties fo:padding="0.097cm" fo:border-left="0.05pt solid #000000" fo:border-right="none" fo:border-top="none" fo:border-bottom="0.05pt solid #000000"/>
    </style:style>
    <style:style style:name="Tabell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5" style:family="table">
      <style:table-properties style:width="17.209cm" fo:margin-left="0cm" table:align="left"/>
    </style:style>
    <style:style style:name="Tabell25.A" style:family="table-column">
      <style:table-column-properties style:column-width="4.443cm"/>
    </style:style>
    <style:style style:name="Tabell25.B" style:family="table-column">
      <style:table-column-properties style:column-width="3.452cm"/>
    </style:style>
    <style:style style:name="Tabell25.C" style:family="table-column">
      <style:table-column-properties style:column-width="5.667cm"/>
    </style:style>
    <style:style style:name="Tabell25.D" style:family="table-column">
      <style:table-column-properties style:column-width="3.646cm"/>
    </style:style>
    <style:style style:name="Tabell25.A1" style:family="table-cell">
      <style:table-cell-properties fo:padding="0.097cm" fo:border-left="0.05pt solid #000000" fo:border-right="none" fo:border-top="0.05pt solid #000000" fo:border-bottom="none"/>
    </style:style>
    <style:style style:name="Tabell2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5.A2" style:family="table-cell">
      <style:table-cell-properties fo:padding="0.097cm" fo:border-left="0.05pt solid #000000" fo:border-right="none" fo:border-top="none" fo:border-bottom="0.05pt solid #000000"/>
    </style:style>
    <style:style style:name="Tabell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6" style:family="table">
      <style:table-properties style:width="17cm" table:align="margins"/>
    </style:style>
    <style:style style:name="Tabell26.A" style:family="table-column">
      <style:table-column-properties style:column-width="3.704cm" style:rel-column-width="2100*"/>
    </style:style>
    <style:style style:name="Tabell26.B" style:family="table-column">
      <style:table-column-properties style:column-width="5.503cm" style:rel-column-width="3120*"/>
    </style:style>
    <style:style style:name="Tabell26.C" style:family="table-column">
      <style:table-column-properties style:column-width="7.793cm" style:rel-column-width="4418*"/>
    </style:style>
    <style:style style:name="Tabell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6.C1" style:family="table-cell">
      <style:table-cell-properties fo:padding="0.097cm" fo:border="0.05pt solid #000000"/>
    </style:style>
    <style:style style:name="Tabell26.A2" style:family="table-cell">
      <style:table-cell-properties fo:padding="0.097cm" fo:border-left="0.05pt solid #000000" fo:border-right="none" fo:border-top="none" fo:border-bottom="0.05pt solid #000000"/>
    </style:style>
    <style:style style:name="Tabell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7" style:family="table">
      <style:table-properties style:width="17.209cm" fo:margin-left="0cm" table:align="left"/>
    </style:style>
    <style:style style:name="Tabell27.A" style:family="table-column">
      <style:table-column-properties style:column-width="17.209cm"/>
    </style:style>
    <style:style style:name="Tabell27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8" style:family="table">
      <style:table-properties style:width="17.209cm" fo:margin-left="0cm" table:align="left"/>
    </style:style>
    <style:style style:name="Tabell28.A" style:family="table-column">
      <style:table-column-properties style:column-width="3.704cm"/>
    </style:style>
    <style:style style:name="Tabell28.B" style:family="table-column">
      <style:table-column-properties style:column-width="5.503cm"/>
    </style:style>
    <style:style style:name="Tabell28.C" style:family="table-column">
      <style:table-column-properties style:column-width="8.001cm"/>
    </style:style>
    <style:style style:name="Tabell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8.C1" style:family="table-cell">
      <style:table-cell-properties fo:padding="0.097cm" fo:border="0.05pt solid #000000"/>
    </style:style>
    <style:style style:name="Tabell28.A2" style:family="table-cell">
      <style:table-cell-properties fo:padding="0.097cm" fo:border-left="0.05pt solid #000000" fo:border-right="none" fo:border-top="none" fo:border-bottom="0.05pt solid #000000"/>
    </style:style>
    <style:style style:name="Tabell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9" style:family="table">
      <style:table-properties style:width="17.209cm" fo:margin-left="0cm" table:align="left"/>
    </style:style>
    <style:style style:name="Tabell29.A" style:family="table-column">
      <style:table-column-properties style:column-width="4.443cm"/>
    </style:style>
    <style:style style:name="Tabell29.B" style:family="table-column">
      <style:table-column-properties style:column-width="3.452cm"/>
    </style:style>
    <style:style style:name="Tabell29.C" style:family="table-column">
      <style:table-column-properties style:column-width="9.313cm"/>
    </style:style>
    <style:style style:name="Tabell29.A1" style:family="table-cell">
      <style:table-cell-properties fo:padding="0.097cm" fo:border-left="0.05pt solid #000000" fo:border-right="none" fo:border-top="0.05pt solid #000000" fo:border-bottom="none"/>
    </style:style>
    <style:style style:name="Tabell29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9.A2" style:family="table-cell">
      <style:table-cell-properties fo:padding="0.097cm" fo:border-left="0.05pt solid #000000" fo:border-right="none" fo:border-top="none" fo:border-bottom="0.05pt solid #000000"/>
    </style:style>
    <style:style style:name="Tabell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0" style:family="table">
      <style:table-properties style:width="17cm" table:align="margins"/>
    </style:style>
    <style:style style:name="Tabell30.A" style:family="table-column">
      <style:table-column-properties style:column-width="3.704cm" style:rel-column-width="2100*"/>
    </style:style>
    <style:style style:name="Tabell30.B" style:family="table-column">
      <style:table-column-properties style:column-width="5.503cm" style:rel-column-width="3120*"/>
    </style:style>
    <style:style style:name="Tabell30.C" style:family="table-column">
      <style:table-column-properties style:column-width="7.793cm" style:rel-column-width="4418*"/>
    </style:style>
    <style:style style:name="Tabell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0.C1" style:family="table-cell">
      <style:table-cell-properties fo:padding="0.097cm" fo:border="0.05pt solid #000000"/>
    </style:style>
    <style:style style:name="Tabell30.A2" style:family="table-cell">
      <style:table-cell-properties fo:padding="0.097cm" fo:border-left="0.05pt solid #000000" fo:border-right="none" fo:border-top="none" fo:border-bottom="0.05pt solid #000000"/>
    </style:style>
    <style:style style:name="Tabell3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style:font-name="Liberation Sans" fo:font-size="16pt" fo:font-weight="bold" officeooo:rsid="004619d4" officeooo:paragraph-rsid="004619d4" style:font-name-asian="Microsoft YaHei" style:font-size-asian="16pt" style:font-weight-asian="bold" style:font-name-complex="Lucida Sans" style:font-size-complex="16pt" style:font-weight-complex="bold"/>
    </style:style>
    <style:style style:name="P4" style:family="paragraph" style:parent-style-name="Heading_20_2">
      <style:text-properties officeooo:rsid="0019c523" officeooo:paragraph-rsid="001e8f1e"/>
    </style:style>
    <style:style style:name="P5" style:family="paragraph" style:parent-style-name="Heading_20_2">
      <style:text-properties officeooo:rsid="0019c523" officeooo:paragraph-rsid="0029543e"/>
    </style:style>
    <style:style style:name="P6" style:family="paragraph" style:parent-style-name="Heading_20_2">
      <style:text-properties officeooo:rsid="0019c523" officeooo:paragraph-rsid="00330ea1"/>
    </style:style>
    <style:style style:name="P7" style:family="paragraph" style:parent-style-name="Heading_20_2">
      <style:text-properties officeooo:rsid="0019c523" officeooo:paragraph-rsid="003512bd"/>
    </style:style>
    <style:style style:name="P8" style:family="paragraph" style:parent-style-name="Heading_20_2">
      <style:text-properties officeooo:rsid="0019c523" officeooo:paragraph-rsid="0037a9f2"/>
    </style:style>
    <style:style style:name="P9" style:family="paragraph" style:parent-style-name="Heading_20_2">
      <style:text-properties officeooo:rsid="0019c523" officeooo:paragraph-rsid="003ac6fe"/>
    </style:style>
    <style:style style:name="P10" style:family="paragraph" style:parent-style-name="Standard">
      <style:text-properties officeooo:rsid="0029543e" officeooo:paragraph-rsid="002a6b60"/>
    </style:style>
    <style:style style:name="P11" style:family="paragraph" style:parent-style-name="Standard">
      <style:text-properties officeooo:rsid="002b37f9" officeooo:paragraph-rsid="002ca5a3"/>
    </style:style>
    <style:style style:name="P12" style:family="paragraph" style:parent-style-name="Standard">
      <style:text-properties officeooo:rsid="002b37f9" officeooo:paragraph-rsid="002e17e3"/>
    </style:style>
    <style:style style:name="P13" style:family="paragraph" style:parent-style-name="Standard">
      <style:text-properties officeooo:rsid="0019c523" officeooo:paragraph-rsid="002ca5a3"/>
    </style:style>
    <style:style style:name="P14" style:family="paragraph" style:parent-style-name="Standard">
      <style:text-properties officeooo:rsid="0019c523" officeooo:paragraph-rsid="0037a9f2"/>
    </style:style>
    <style:style style:name="P15" style:family="paragraph" style:parent-style-name="Standard">
      <style:text-properties officeooo:rsid="0019c523" officeooo:paragraph-rsid="003ac6fe"/>
    </style:style>
    <style:style style:name="P16" style:family="paragraph" style:parent-style-name="Standard">
      <style:text-properties officeooo:rsid="003512bd" officeooo:paragraph-rsid="003512bd"/>
    </style:style>
    <style:style style:name="P17" style:family="paragraph" style:parent-style-name="Standard">
      <style:text-properties officeooo:paragraph-rsid="003c7c28"/>
    </style:style>
    <style:style style:name="P18" style:family="paragraph" style:parent-style-name="Table_20_Contents">
      <style:text-properties officeooo:rsid="0019c523" officeooo:paragraph-rsid="0019c523"/>
    </style:style>
    <style:style style:name="P19" style:family="paragraph" style:parent-style-name="Table_20_Contents">
      <style:paragraph-properties fo:text-align="center" style:justify-single-word="false"/>
      <style:text-properties officeooo:rsid="0019c523" officeooo:paragraph-rsid="0019c523"/>
    </style:style>
    <style:style style:name="P20" style:family="paragraph" style:parent-style-name="Table_20_Contents">
      <style:paragraph-properties fo:text-align="center" style:justify-single-word="false"/>
      <style:text-properties officeooo:rsid="0019c523" officeooo:paragraph-rsid="001e8f1e"/>
    </style:style>
    <style:style style:name="P21" style:family="paragraph" style:parent-style-name="Table_20_Contents">
      <style:text-properties officeooo:rsid="0019c523" officeooo:paragraph-rsid="001e8f1e"/>
    </style:style>
    <style:style style:name="P22" style:family="paragraph" style:parent-style-name="Table_20_Contents">
      <style:text-properties officeooo:rsid="0019c523" officeooo:paragraph-rsid="002b37f9"/>
    </style:style>
    <style:style style:name="P23" style:family="paragraph" style:parent-style-name="Table_20_Contents">
      <style:text-properties officeooo:rsid="0019c523" officeooo:paragraph-rsid="002e17e3"/>
    </style:style>
    <style:style style:name="P24" style:family="paragraph" style:parent-style-name="Table_20_Contents">
      <style:text-properties officeooo:rsid="0019c523" officeooo:paragraph-rsid="003512bd"/>
    </style:style>
    <style:style style:name="P25" style:family="paragraph" style:parent-style-name="Table_20_Contents">
      <style:text-properties officeooo:rsid="0019c523" officeooo:paragraph-rsid="0037a9f2"/>
    </style:style>
    <style:style style:name="P26" style:family="paragraph" style:parent-style-name="Table_20_Contents">
      <style:text-properties officeooo:rsid="0019c523" officeooo:paragraph-rsid="003ac6fe"/>
    </style:style>
    <style:style style:name="P27" style:family="paragraph" style:parent-style-name="Table_20_Contents">
      <style:text-properties officeooo:rsid="001adba0" officeooo:paragraph-rsid="001adba0"/>
    </style:style>
    <style:style style:name="P28" style:family="paragraph" style:parent-style-name="Table_20_Contents">
      <style:text-properties officeooo:rsid="001adba0" officeooo:paragraph-rsid="001e8f1e"/>
    </style:style>
    <style:style style:name="P29" style:family="paragraph" style:parent-style-name="Table_20_Contents">
      <style:text-properties officeooo:rsid="001adba0" officeooo:paragraph-rsid="002b37f9"/>
    </style:style>
    <style:style style:name="P30" style:family="paragraph" style:parent-style-name="Table_20_Contents">
      <style:text-properties officeooo:rsid="001adba0" officeooo:paragraph-rsid="002e17e3"/>
    </style:style>
    <style:style style:name="P31" style:family="paragraph" style:parent-style-name="Table_20_Contents">
      <style:text-properties officeooo:rsid="001adba0" officeooo:paragraph-rsid="003512bd"/>
    </style:style>
    <style:style style:name="P32" style:family="paragraph" style:parent-style-name="Table_20_Contents">
      <style:text-properties officeooo:rsid="001adba0" officeooo:paragraph-rsid="0037a9f2"/>
    </style:style>
    <style:style style:name="P33" style:family="paragraph" style:parent-style-name="Table_20_Contents">
      <style:text-properties officeooo:rsid="001adba0" officeooo:paragraph-rsid="003ac6fe"/>
    </style:style>
    <style:style style:name="P34" style:family="paragraph" style:parent-style-name="Table_20_Contents">
      <style:text-properties fo:font-weight="bold" officeooo:rsid="001adba0" officeooo:paragraph-rsid="001adba0" style:font-weight-asian="bold" style:font-weight-complex="bold"/>
    </style:style>
    <style:style style:name="P35" style:family="paragraph" style:parent-style-name="Table_20_Contents">
      <style:text-properties fo:font-weight="bold" officeooo:rsid="001adba0" officeooo:paragraph-rsid="001e8f1e" style:font-weight-asian="bold" style:font-weight-complex="bold"/>
    </style:style>
    <style:style style:name="P36" style:family="paragraph" style:parent-style-name="Table_20_Contents">
      <style:text-properties fo:font-weight="bold" officeooo:rsid="001adba0" officeooo:paragraph-rsid="002b37f9" style:font-weight-asian="bold" style:font-weight-complex="bold"/>
    </style:style>
    <style:style style:name="P37" style:family="paragraph" style:parent-style-name="Table_20_Contents">
      <style:text-properties fo:font-weight="bold" officeooo:rsid="001adba0" officeooo:paragraph-rsid="002e17e3" style:font-weight-asian="bold" style:font-weight-complex="bold"/>
    </style:style>
    <style:style style:name="P38" style:family="paragraph" style:parent-style-name="Table_20_Contents">
      <style:text-properties fo:font-weight="bold" officeooo:rsid="001adba0" officeooo:paragraph-rsid="003512bd" style:font-weight-asian="bold" style:font-weight-complex="bold"/>
    </style:style>
    <style:style style:name="P39" style:family="paragraph" style:parent-style-name="Table_20_Contents">
      <style:text-properties fo:font-weight="bold" officeooo:rsid="001adba0" officeooo:paragraph-rsid="0037a9f2" style:font-weight-asian="bold" style:font-weight-complex="bold"/>
    </style:style>
    <style:style style:name="P40" style:family="paragraph" style:parent-style-name="Table_20_Contents">
      <style:text-properties fo:font-weight="bold" officeooo:rsid="001adba0" officeooo:paragraph-rsid="003ac6fe" style:font-weight-asian="bold" style:font-weight-complex="bold"/>
    </style:style>
    <style:style style:name="P41" style:family="paragraph" style:parent-style-name="Table_20_Contents">
      <style:text-properties fo:font-weight="bold" officeooo:rsid="001cb489" officeooo:paragraph-rsid="001cb489" style:font-weight-asian="bold" style:font-weight-complex="bold"/>
    </style:style>
    <style:style style:name="P42" style:family="paragraph" style:parent-style-name="Table_20_Contents">
      <style:text-properties fo:font-weight="bold" officeooo:rsid="001cb489" officeooo:paragraph-rsid="001e8f1e" style:font-weight-asian="bold" style:font-weight-complex="bold"/>
    </style:style>
    <style:style style:name="P43" style:family="paragraph" style:parent-style-name="Table_20_Contents">
      <style:text-properties fo:font-weight="bold" officeooo:rsid="001cb489" officeooo:paragraph-rsid="002b37f9" style:font-weight-asian="bold" style:font-weight-complex="bold"/>
    </style:style>
    <style:style style:name="P44" style:family="paragraph" style:parent-style-name="Table_20_Contents">
      <style:text-properties fo:font-weight="bold" officeooo:rsid="001cb489" officeooo:paragraph-rsid="002e17e3" style:font-weight-asian="bold" style:font-weight-complex="bold"/>
    </style:style>
    <style:style style:name="P45" style:family="paragraph" style:parent-style-name="Table_20_Contents">
      <style:text-properties fo:font-weight="bold" officeooo:rsid="001cb489" officeooo:paragraph-rsid="003512bd" style:font-weight-asian="bold" style:font-weight-complex="bold"/>
    </style:style>
    <style:style style:name="P46" style:family="paragraph" style:parent-style-name="Table_20_Contents">
      <style:text-properties fo:font-weight="bold" officeooo:rsid="001cb489" officeooo:paragraph-rsid="0037a9f2" style:font-weight-asian="bold" style:font-weight-complex="bold"/>
    </style:style>
    <style:style style:name="P47" style:family="paragraph" style:parent-style-name="Table_20_Contents">
      <style:text-properties fo:font-weight="bold" officeooo:rsid="001cb489" officeooo:paragraph-rsid="003ac6fe" style:font-weight-asian="bold" style:font-weight-complex="bold"/>
    </style:style>
    <style:style style:name="P48" style:family="paragraph" style:parent-style-name="Table_20_Contents">
      <style:text-properties officeooo:rsid="0021339e" officeooo:paragraph-rsid="0021339e"/>
    </style:style>
    <style:style style:name="P49" style:family="paragraph" style:parent-style-name="Table_20_Contents">
      <style:text-properties officeooo:rsid="0029543e" officeooo:paragraph-rsid="0029543e"/>
    </style:style>
    <style:style style:name="P50" style:family="paragraph" style:parent-style-name="Table_20_Contents">
      <style:text-properties officeooo:rsid="0029543e" officeooo:paragraph-rsid="002a6b60"/>
    </style:style>
    <style:style style:name="P51" style:family="paragraph" style:parent-style-name="Table_20_Contents">
      <style:text-properties officeooo:rsid="0029543e" officeooo:paragraph-rsid="002ca5a3"/>
    </style:style>
    <style:style style:name="P52" style:family="paragraph" style:parent-style-name="Table_20_Contents">
      <style:text-properties officeooo:rsid="0029543e" officeooo:paragraph-rsid="002e17e3"/>
    </style:style>
    <style:style style:name="P53" style:family="paragraph" style:parent-style-name="Table_20_Contents">
      <style:text-properties officeooo:rsid="0029543e" officeooo:paragraph-rsid="00330ea1"/>
    </style:style>
    <style:style style:name="P54" style:family="paragraph" style:parent-style-name="Table_20_Contents">
      <style:text-properties officeooo:rsid="0029543e" officeooo:paragraph-rsid="003512bd"/>
    </style:style>
    <style:style style:name="P55" style:family="paragraph" style:parent-style-name="Table_20_Contents">
      <style:text-properties officeooo:rsid="0029543e" officeooo:paragraph-rsid="0037a9f2"/>
    </style:style>
    <style:style style:name="P56" style:family="paragraph" style:parent-style-name="Table_20_Contents">
      <style:text-properties officeooo:rsid="0029543e" officeooo:paragraph-rsid="003ac6fe"/>
    </style:style>
    <style:style style:name="P57" style:family="paragraph" style:parent-style-name="Table_20_Contents">
      <style:text-properties officeooo:rsid="002b37f9" officeooo:paragraph-rsid="002b37f9"/>
    </style:style>
    <style:style style:name="P58" style:family="paragraph" style:parent-style-name="Table_20_Contents">
      <style:text-properties officeooo:rsid="002b37f9" officeooo:paragraph-rsid="002e17e3"/>
    </style:style>
    <style:style style:name="P59" style:family="paragraph" style:parent-style-name="Table_20_Contents">
      <style:text-properties officeooo:rsid="002ca5a3" officeooo:paragraph-rsid="002ca5a3"/>
    </style:style>
    <style:style style:name="P60" style:family="paragraph" style:parent-style-name="Table_20_Contents">
      <style:text-properties officeooo:rsid="002e17e3" officeooo:paragraph-rsid="002e17e3"/>
    </style:style>
    <style:style style:name="P61" style:family="paragraph" style:parent-style-name="Table_20_Contents">
      <style:text-properties officeooo:rsid="003005ca" officeooo:paragraph-rsid="003005ca"/>
    </style:style>
    <style:style style:name="P62" style:family="paragraph" style:parent-style-name="Table_20_Contents">
      <style:text-properties officeooo:rsid="003504e5" officeooo:paragraph-rsid="003504e5"/>
    </style:style>
    <style:style style:name="P63" style:family="paragraph" style:parent-style-name="Table_20_Contents">
      <style:text-properties officeooo:rsid="003512bd" officeooo:paragraph-rsid="003512bd"/>
    </style:style>
    <style:style style:name="P64" style:family="paragraph" style:parent-style-name="Table_20_Contents">
      <style:text-properties officeooo:rsid="003512bd" officeooo:paragraph-rsid="003ac6fe"/>
    </style:style>
    <style:style style:name="P65" style:family="paragraph" style:parent-style-name="Table_20_Contents">
      <style:text-properties officeooo:rsid="0037a9f2" officeooo:paragraph-rsid="0037a9f2"/>
    </style:style>
    <style:style style:name="P66" style:family="paragraph" style:parent-style-name="Table_20_Contents">
      <style:text-properties officeooo:rsid="00399860" officeooo:paragraph-rsid="00399860"/>
    </style:style>
    <style:style style:name="P67" style:family="paragraph" style:parent-style-name="Table_20_Contents">
      <style:text-properties officeooo:rsid="00399860" officeooo:paragraph-rsid="003ac6fe"/>
    </style:style>
    <style:style style:name="P68" style:family="paragraph" style:parent-style-name="Table_20_Contents">
      <style:text-properties officeooo:rsid="00399860" officeooo:paragraph-rsid="003c7c28"/>
    </style:style>
    <style:style style:name="P69" style:family="paragraph" style:parent-style-name="Table_20_Contents">
      <style:text-properties officeooo:rsid="003ac6fe" officeooo:paragraph-rsid="003ac6fe"/>
    </style:style>
    <style:style style:name="P70" style:family="paragraph" style:parent-style-name="Table_20_Contents">
      <style:text-properties officeooo:rsid="003c7c28" officeooo:paragraph-rsid="003c7c28"/>
    </style:style>
    <style:style style:name="P71" style:family="paragraph" style:parent-style-name="Text_20_body">
      <style:text-properties officeooo:rsid="0017e8c0" officeooo:paragraph-rsid="0017e8c0"/>
    </style:style>
    <style:style style:name="P72" style:family="paragraph" style:parent-style-name="Text_20_body">
      <style:text-properties officeooo:rsid="0019c523" officeooo:paragraph-rsid="0019c523"/>
    </style:style>
    <style:style style:name="P73" style:family="paragraph" style:parent-style-name="Text_20_body">
      <style:text-properties officeooo:rsid="0019c523" officeooo:paragraph-rsid="001e8f1e"/>
    </style:style>
    <style:style style:name="P74" style:family="paragraph" style:parent-style-name="Text_20_body">
      <style:text-properties officeooo:rsid="0019c523" officeooo:paragraph-rsid="002b37f9"/>
    </style:style>
    <style:style style:name="P75" style:family="paragraph" style:parent-style-name="Text_20_body">
      <style:text-properties officeooo:rsid="0019c523" officeooo:paragraph-rsid="002a6b60"/>
    </style:style>
    <style:style style:name="P76" style:family="paragraph" style:parent-style-name="Text_20_body">
      <style:text-properties officeooo:rsid="0019c523" officeooo:paragraph-rsid="002e17e3"/>
    </style:style>
    <style:style style:name="P77" style:family="paragraph" style:parent-style-name="Text_20_body">
      <style:text-properties officeooo:rsid="0019c523" officeooo:paragraph-rsid="003512bd"/>
    </style:style>
    <style:style style:name="P78" style:family="paragraph" style:parent-style-name="Text_20_body">
      <style:text-properties officeooo:rsid="0029543e" officeooo:paragraph-rsid="0029543e"/>
    </style:style>
    <style:style style:name="P79" style:family="paragraph" style:parent-style-name="Text_20_body">
      <style:text-properties officeooo:rsid="00330ea1" officeooo:paragraph-rsid="00330ea1"/>
    </style:style>
    <style:style style:name="P80" style:family="paragraph" style:parent-style-name="Text_20_body">
      <style:text-properties officeooo:rsid="00330ea1" officeooo:paragraph-rsid="003512bd"/>
    </style:style>
    <style:style style:name="P81" style:family="paragraph" style:parent-style-name="Text_20_body">
      <style:text-properties officeooo:rsid="00330ea1" officeooo:paragraph-rsid="0037a9f2"/>
    </style:style>
    <style:style style:name="P82" style:family="paragraph" style:parent-style-name="Text_20_body">
      <style:text-properties officeooo:rsid="00330ea1" officeooo:paragraph-rsid="003ac6fe"/>
    </style:style>
    <style:style style:name="P83" style:family="paragraph" style:parent-style-name="Text_20_body">
      <style:text-properties officeooo:paragraph-rsid="0037a9f2"/>
    </style:style>
    <style:style style:name="P84" style:family="paragraph" style:parent-style-name="Text_20_body">
      <style:text-properties officeooo:paragraph-rsid="003ac6fe"/>
    </style:style>
    <style:style style:name="T1" style:family="text">
      <style:text-properties officeooo:rsid="0019c523"/>
    </style:style>
    <style:style style:name="T2" style:family="text">
      <style:text-properties officeooo:rsid="001c3f87"/>
    </style:style>
    <style:style style:name="T3" style:family="text">
      <style:text-properties officeooo:rsid="001e8f1e"/>
    </style:style>
    <style:style style:name="T4" style:family="text">
      <style:text-properties officeooo:rsid="0021339e"/>
    </style:style>
    <style:style style:name="T5" style:family="text">
      <style:text-properties officeooo:rsid="00228923"/>
    </style:style>
    <style:style style:name="T6" style:family="text">
      <style:text-properties officeooo:rsid="00234fd5"/>
    </style:style>
    <style:style style:name="T7" style:family="text">
      <style:text-properties officeooo:rsid="002502bc"/>
    </style:style>
    <style:style style:name="T8" style:family="text">
      <style:text-properties officeooo:rsid="002567ae"/>
    </style:style>
    <style:style style:name="T9" style:family="text">
      <style:text-properties officeooo:rsid="0027c48f"/>
    </style:style>
    <style:style style:name="T10" style:family="text">
      <style:text-properties officeooo:rsid="0029543e"/>
    </style:style>
    <style:style style:name="T11" style:family="text">
      <style:text-properties officeooo:rsid="002a6b60"/>
    </style:style>
    <style:style style:name="T12" style:family="text">
      <style:text-properties officeooo:rsid="002b37f9"/>
    </style:style>
    <style:style style:name="T13" style:family="text">
      <style:text-properties officeooo:rsid="002ca5a3"/>
    </style:style>
    <style:style style:name="T14" style:family="text">
      <style:text-properties officeooo:rsid="002e17e3"/>
    </style:style>
    <style:style style:name="T15" style:family="text">
      <style:text-properties officeooo:rsid="0031f36b"/>
    </style:style>
    <style:style style:name="T16" style:family="text">
      <style:text-properties officeooo:rsid="00330ea1"/>
    </style:style>
    <style:style style:name="T17" style:family="text">
      <style:text-properties officeooo:rsid="003512bd"/>
    </style:style>
    <style:style style:name="T18" style:family="text">
      <style:text-properties style:font-name="Liberation Sans" fo:font-size="16.1000003814697pt" fo:font-weight="bold" officeooo:rsid="003512b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7a9f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0" style:family="text">
      <style:text-properties officeooo:rsid="0037a9f2"/>
    </style:style>
    <style:style style:name="T21" style:family="text">
      <style:text-properties officeooo:rsid="00399860"/>
    </style:style>
    <style:style style:name="T22" style:family="text">
      <style:text-properties officeooo:rsid="003ac6fe"/>
    </style:style>
    <style:style style:name="T23" style:family="text">
      <style:text-properties officeooo:rsid="003c7c28"/>
    </style:style>
    <style:style style:name="T24" style:family="text">
      <style:text-properties officeooo:rsid="003f7cf6"/>
    </style:style>
    <style:style style:name="T25" style:family="text">
      <style:text-properties officeooo:rsid="00434d93"/>
    </style:style>
    <style:style style:name="T26" style:family="text">
      <style:text-properties officeooo:rsid="0044ec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M32 PLC – OpenSourceLogger Protocol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P3">Table of contents</text:p>
          </text:index-title>
          <text:p text:style-name="P1"><text:a xlink:type="simple" xlink:href="#__RefHeading___Toc127_2528918303" text:style-name="Index_20_Link" text:visited-style-name="Index_20_Link">Introduction<text:tab/>1</text:a></text:p>
          <text:p text:style-name="P1"><text:a xlink:type="simple" xlink:href="#__RefHeading___Toc129_2528918303" text:style-name="Index_20_Link" text:visited-style-name="Index_20_Link">Protocol<text:tab/>1</text:a></text:p>
          <text:p text:style-name="P2"><text:a xlink:type="simple" xlink:href="#__RefHeading___Toc131_2528918303" text:style-name="Index_20_Link" text:visited-style-name="Index_20_Link">TX CAN Bus message OpenSourceLogger → STM32 PLC<text:tab/>1</text:a></text:p>
          <text:p text:style-name="P2"><text:a xlink:type="simple" xlink:href="#__RefHeading___Toc133_2528918303" text:style-name="Index_20_Link" text:visited-style-name="Index_20_Link">RX CAN Bus message STM32 PLC→ OpenSourceLogger<text:tab/>1</text:a></text:p>
          <text:p text:style-name="P2"><text:a xlink:type="simple" xlink:href="#__RefHeading___Toc135_2528918303" text:style-name="Index_20_Link" text:visited-style-name="Index_20_Link">Control message OpenSourceLogger → STM32 PLC<text:tab/>2</text:a></text:p>
          <text:p text:style-name="P2"><text:a xlink:type="simple" xlink:href="#__RefHeading___Toc137_2528918303" text:style-name="Index_20_Link" text:visited-style-name="Index_20_Link">PWM prescaler set OpenSourceLogger → STM32 PLC<text:tab/>3</text:a></text:p>
          <text:p text:style-name="P2"><text:a xlink:type="simple" xlink:href="#__RefHeading___Toc139_2528918303" text:style-name="Index_20_Link" text:visited-style-name="Index_20_Link">Sigma Delta ADC gain set OpenSourceLogger → STM32 PLC<text:tab/>4</text:a></text:p>
          <text:p text:style-name="P2"><text:a xlink:type="simple" xlink:href="#__RefHeading___Toc141_2528918303" text:style-name="Index_20_Link" text:visited-style-name="Index_20_Link">Sigma Delta ADC gains request OpenSourceLogger → STM32 PLC<text:tab/>4</text:a></text:p>
          <text:p text:style-name="P2"><text:a xlink:type="simple" xlink:href="#__RefHeading___Toc143_2528918303" text:style-name="Index_20_Link" text:visited-style-name="Index_20_Link">PWM prescalers request OpenSourceLogger → STM32 PLC<text:tab/>4</text:a></text:p>
        </text:index-body>
      </text:table-of-content>
      <text:h text:style-name="Heading_20_1" text:outline-level="1"><text:bookmark-start text:name="__RefHeading___Toc127_2528918303"/>Introduction<text:bookmark-end text:name="__RefHeading___Toc127_2528918303"/></text:h>
      <text:p text:style-name="P71">STM32 PLC is the USB slave unit and OpenSourceLogger <text:span text:style-name="T1">is the logging software.</text:span></text:p>
      <text:h text:style-name="Heading_20_1" text:outline-level="1"><text:bookmark-start text:name="__RefHeading___Toc129_2528918303"/>Prot<text:span text:style-name="T1">o</text:span>col<text:bookmark-end text:name="__RefHeading___Toc129_2528918303"/></text:h>
      <text:h text:style-name="Heading_20_2" text:outline-level="2"><text:bookmark-start text:name="__RefHeading___Toc131_2528918303"/><text:span text:style-name="T1">TX </text:span>CAN Bus message OpenSourceLogger → STM32 PLC<text:bookmark-end text:name="__RefHeading___Toc131_2528918303"/></text:h>
      <text:p text:style-name="P72">Transmit<text:span text:style-name="T3">ted </text:span><text:span text:style-name="T7">on </text:span><text:span text:style-name="T8">GUI </text:span><text:span text:style-name="T7">event: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C"/>
        <table:table-column table:style-name="Tabell1.F"/>
        <table:table-column table:style-name="Tabell1.G" table:number-columns-repeated="3"/>
        <table:table-row table:style-name="TableLine2026788353120">
          <table:table-cell table:style-name="Tabell1.A1" office:value-type="string">
            <text:p text:style-name="P18">Byte 0</text:p>
          </table:table-cell>
          <table:table-cell table:style-name="Tabell1.A1" office:value-type="string">
            <text:p text:style-name="P18">Byte 1</text:p>
          </table:table-cell>
          <table:table-cell table:style-name="Tabell1.A1" office:value-type="string">
            <text:p text:style-name="P18">Byte 2</text:p>
          </table:table-cell>
          <table:table-cell table:style-name="Tabell1.A1" office:value-type="string">
            <text:p text:style-name="P19">to</text:p>
          </table:table-cell>
          <table:table-cell table:style-name="Tabell1.A1" office:value-type="string">
            <text:p text:style-name="P18">Byte 5</text:p>
          </table:table-cell>
          <table:table-cell table:style-name="Tabell1.A1" office:value-type="string">
            <text:p text:style-name="P18">Byte 6</text:p>
          </table:table-cell>
          <table:table-cell table:style-name="Tabell1.A1" office:value-type="string">
            <text:p text:style-name="P18">Byte 7</text:p>
          </table:table-cell>
          <table:table-cell table:style-name="Tabell1.A1" office:value-type="string">
            <text:p text:style-name="P19">to</text:p>
          </table:table-cell>
          <table:table-cell table:style-name="Tabell1.I1" office:value-type="string">
            <text:p text:style-name="P18">Byte 1<text:span text:style-name="T6">5</text:span></text:p>
          </table:table-cell>
        </table:table-row>
        <table:table-row table:style-name="TableLine2026788353120">
          <table:table-cell table:style-name="Tabell1.A2" office:value-type="string">
            <text:p text:style-name="P18">Message type</text:p>
          </table:table-cell>
          <table:table-cell table:style-name="Tabell1.A2" office:value-type="string">
            <text:p text:style-name="P18">IDE</text:p>
          </table:table-cell>
          <table:table-cell table:style-name="Tabell1.A2" table:number-columns-spanned="3" office:value-type="string">
            <text:p text:style-name="P18">ID MSB <text:s text:c="22"/>ID LSB</text:p>
          </table:table-cell>
          <table:covered-table-cell/>
          <table:covered-table-cell/>
          <table:table-cell table:style-name="Tabell1.A2" office:value-type="string">
            <text:p text:style-name="P18">DLC</text:p>
          </table:table-cell>
          <table:table-cell table:style-name="Tabell1.G2" table:number-columns-spanned="3" office:value-type="string">
            <text:p text:style-name="P18">Data MSB <text:s text:c="12"/>Data LSB</text:p>
          </table:table-cell>
          <table:covered-table-cell/>
          <table:covered-table-cell/>
        </table:table-row>
      </table:table>
      <text:p text:style-name="P72"/>
      <table:table table:name="Tabell2" table:style-name="Tabell2">
        <table:table-column table:style-name="Tabell2.A"/>
        <table:table-column table:style-name="Tabell2.B"/>
        <table:table-column table:style-name="Tabell2.C"/>
        <table:table-row table:style-name="TableLine2026788377872">
          <table:table-cell table:style-name="Tabell2.A1" office:value-type="string">
            <text:p text:style-name="P41">Byte</text:p>
          </table:table-cell>
          <table:table-cell table:style-name="Tabell2.A1" office:value-type="string">
            <text:p text:style-name="P34">Value</text:p>
          </table:table-cell>
          <table:table-cell table:style-name="Tabell2.C1" office:value-type="string">
            <text:p text:style-name="P34">Comment</text:p>
          </table:table-cell>
        </table:table-row>
        <table:table-row table:style-name="TableLine2026788377872">
          <table:table-cell table:style-name="Tabell2.A2" office:value-type="string">
            <text:p text:style-name="P18">Message type</text:p>
          </table:table-cell>
          <table:table-cell table:style-name="Tabell2.A2" office:value-type="string">
            <text:p text:style-name="P27">0x1</text:p>
          </table:table-cell>
          <table:table-cell table:style-name="Tabell2.C2" office:value-type="string">
            <text:p text:style-name="P27">For STM32 PLC</text:p>
          </table:table-cell>
        </table:table-row>
        <table:table-row table:style-name="TableLine2026788377872">
          <table:table-cell table:style-name="Tabell2.A2" office:value-type="string">
            <text:p text:style-name="P18">IDE</text:p>
          </table:table-cell>
          <table:table-cell table:style-name="Tabell2.A2" office:value-type="string">
            <text:p text:style-name="P27">0x0 or 0x4</text:p>
          </table:table-cell>
          <table:table-cell table:style-name="Tabell2.C2" office:value-type="string">
            <text:p text:style-name="P27">0x0 = Standard ID, 0x4 = Extended ID</text:p>
          </table:table-cell>
        </table:table-row>
        <table:table-row table:style-name="TableLine2026788377872">
          <table:table-cell table:style-name="Tabell2.A2" office:value-type="string">
            <text:p text:style-name="P27">ID</text:p>
          </table:table-cell>
          <table:table-cell table:style-name="Tabell2.A2" office:value-type="string">
            <text:p text:style-name="P27">0x<text:span text:style-name="T2">0</text:span> to 0xFFFFFFFF</text:p>
          </table:table-cell>
          <table:table-cell table:style-name="Tabell2.C2" office:value-type="string">
            <text:p text:style-name="P27">For both standard ID and extended ID</text:p>
          </table:table-cell>
        </table:table-row>
        <table:table-row table:style-name="TableLine2026788377872">
          <table:table-cell table:style-name="Tabell2.A2" office:value-type="string">
            <text:p text:style-name="P27">DLC</text:p>
          </table:table-cell>
          <table:table-cell table:style-name="Tabell2.A2" office:value-type="string">
            <text:p text:style-name="P27"><text:span text:style-name="T4">0x</text:span><text:span text:style-name="T5">0 to 0x8</text:span></text:p>
          </table:table-cell>
          <table:table-cell table:style-name="Tabell2.C2" office:value-type="string">
            <text:p text:style-name="P27">Length of data</text:p>
          </table:table-cell>
        </table:table-row>
        <table:table-row table:style-name="TableLine2026788377872">
          <table:table-cell table:style-name="Tabell2.A2" office:value-type="string">
            <text:p text:style-name="P27">Data</text:p>
          </table:table-cell>
          <table:table-cell table:style-name="Tabell2.A2" office:value-type="string">
            <text:p text:style-name="P27">0x0 to 0xFF</text:p>
          </table:table-cell>
          <table:table-cell table:style-name="Tabell2.C2" office:value-type="string">
            <text:p text:style-name="P27">Message data</text:p>
          </table:table-cell>
        </table:table-row>
      </table:table>
      <text:p text:style-name="P72">Receive: No response back</text:p>
      <text:h text:style-name="P4" text:outline-level="2"><text:bookmark-start text:name="__RefHeading___Toc133_2528918303"/><text:span text:style-name="T3">RX</text:span> CAN Bus message STM32 PLC→ OpenSourceLogger<text:bookmark-end text:name="__RefHeading___Toc133_2528918303"/></text:h>
      <text:p text:style-name="P73">Transmi<text:span text:style-name="T3">tted when STM32 PLC got a CAN message: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C"/>
        <table:table-column table:style-name="Tabell3.F"/>
        <table:table-column table:style-name="Tabell3.G" table:number-columns-repeated="3"/>
        <table:table-row table:style-name="TableLine2026616493760">
          <table:table-cell table:style-name="Tabell3.A1" office:value-type="string">
            <text:p text:style-name="P21">Byte 0</text:p>
          </table:table-cell>
          <table:table-cell table:style-name="Tabell3.A1" office:value-type="string">
            <text:p text:style-name="P21">Byte 1</text:p>
          </table:table-cell>
          <table:table-cell table:style-name="Tabell3.A1" office:value-type="string">
            <text:p text:style-name="P21">Byte 2</text:p>
          </table:table-cell>
          <table:table-cell table:style-name="Tabell3.A1" office:value-type="string">
            <text:p text:style-name="P20">to</text:p>
          </table:table-cell>
          <table:table-cell table:style-name="Tabell3.A1" office:value-type="string">
            <text:p text:style-name="P21">Byte 5</text:p>
          </table:table-cell>
          <table:table-cell table:style-name="Tabell3.A1" office:value-type="string">
            <text:p text:style-name="P21">Byte 6</text:p>
          </table:table-cell>
          <table:table-cell table:style-name="Tabell3.A1" office:value-type="string">
            <text:p text:style-name="P21">Byte 7</text:p>
          </table:table-cell>
          <table:table-cell table:style-name="Tabell3.A1" office:value-type="string">
            <text:p text:style-name="P20">to</text:p>
          </table:table-cell>
          <table:table-cell table:style-name="Tabell3.I1" office:value-type="string">
            <text:p text:style-name="P21">Byte 1<text:span text:style-name="T6">5</text:span></text:p>
          </table:table-cell>
        </table:table-row>
        <table:table-row table:style-name="TableLine2026616493760">
          <table:table-cell table:style-name="Tabell3.A2" office:value-type="string">
            <text:p text:style-name="P21">Message type</text:p>
          </table:table-cell>
          <table:table-cell table:style-name="Tabell3.A2" office:value-type="string">
            <text:p text:style-name="P21">IDE</text:p>
          </table:table-cell>
          <table:table-cell table:style-name="Tabell3.A2" table:number-columns-spanned="3" office:value-type="string">
            <text:p text:style-name="P21">ID MSB <text:s text:c="22"/>ID LSB</text:p>
          </table:table-cell>
          <table:covered-table-cell/>
          <table:covered-table-cell/>
          <table:table-cell table:style-name="Tabell3.A2" office:value-type="string">
            <text:p text:style-name="P21">DLC</text:p>
          </table:table-cell>
          <table:table-cell table:style-name="Tabell3.G2" table:number-columns-spanned="3" office:value-type="string">
            <text:p text:style-name="P21">Data MSB <text:s text:c="12"/>Data LSB</text:p>
          </table:table-cell>
          <table:covered-table-cell/>
          <table:covered-table-cell/>
        </table:table-row>
      </table:table>
      <text:p text:style-name="P73"><text:soft-page-break/></text:p>
      <table:table table:name="Tabell4" table:style-name="Tabell4">
        <table:table-column table:style-name="Tabell4.A"/>
        <table:table-column table:style-name="Tabell4.B"/>
        <table:table-column table:style-name="Tabell4.C"/>
        <table:table-row table:style-name="TableLine2026616494848">
          <table:table-cell table:style-name="Tabell4.A1" office:value-type="string">
            <text:p text:style-name="P42">Byte</text:p>
          </table:table-cell>
          <table:table-cell table:style-name="Tabell4.A1" office:value-type="string">
            <text:p text:style-name="P35">Value</text:p>
          </table:table-cell>
          <table:table-cell table:style-name="Tabell4.C1" office:value-type="string">
            <text:p text:style-name="P35">Comment</text:p>
          </table:table-cell>
        </table:table-row>
        <table:table-row table:style-name="TableLine2026616494848">
          <table:table-cell table:style-name="Tabell4.A2" office:value-type="string">
            <text:p text:style-name="P21">Message type</text:p>
          </table:table-cell>
          <table:table-cell table:style-name="Tabell4.A2" office:value-type="string">
            <text:p text:style-name="P28">0x<text:span text:style-name="T9">0</text:span></text:p>
          </table:table-cell>
          <table:table-cell table:style-name="Tabell4.C2" office:value-type="string">
            <text:p text:style-name="P28">For <text:span text:style-name="T3">OpenSourceLogger</text:span></text:p>
          </table:table-cell>
        </table:table-row>
        <table:table-row table:style-name="TableLine2026616494848">
          <table:table-cell table:style-name="Tabell4.A2" office:value-type="string">
            <text:p text:style-name="P21">IDE</text:p>
          </table:table-cell>
          <table:table-cell table:style-name="Tabell4.A2" office:value-type="string">
            <text:p text:style-name="P28">0x0 or 0x4</text:p>
          </table:table-cell>
          <table:table-cell table:style-name="Tabell4.C2" office:value-type="string">
            <text:p text:style-name="P28">0x0 = Standard ID, 0x4 = Extended ID</text:p>
          </table:table-cell>
        </table:table-row>
        <table:table-row table:style-name="TableLine2026616494848">
          <table:table-cell table:style-name="Tabell4.A2" office:value-type="string">
            <text:p text:style-name="P28">ID</text:p>
          </table:table-cell>
          <table:table-cell table:style-name="Tabell4.A2" office:value-type="string">
            <text:p text:style-name="P28">0x<text:span text:style-name="T2">0</text:span> to 0xFFFFFFFF</text:p>
          </table:table-cell>
          <table:table-cell table:style-name="Tabell4.C2" office:value-type="string">
            <text:p text:style-name="P28">For both standard ID and extended ID</text:p>
          </table:table-cell>
        </table:table-row>
        <table:table-row table:style-name="TableLine2026616494848">
          <table:table-cell table:style-name="Tabell4.A2" office:value-type="string">
            <text:p text:style-name="P28">DLC</text:p>
          </table:table-cell>
          <table:table-cell table:style-name="Tabell4.A2" office:value-type="string">
            <text:p text:style-name="P48">0x8</text:p>
          </table:table-cell>
          <table:table-cell table:style-name="Tabell4.C2" office:value-type="string">
            <text:p text:style-name="P28">Length of data.</text:p>
          </table:table-cell>
        </table:table-row>
        <table:table-row table:style-name="TableLine2026616494848">
          <table:table-cell table:style-name="Tabell4.A2" office:value-type="string">
            <text:p text:style-name="P28">Data</text:p>
          </table:table-cell>
          <table:table-cell table:style-name="Tabell4.A2" office:value-type="string">
            <text:p text:style-name="P28">0x0 to 0xFF</text:p>
          </table:table-cell>
          <table:table-cell table:style-name="Tabell4.C2" office:value-type="string">
            <text:p text:style-name="P28">Message data</text:p>
          </table:table-cell>
        </table:table-row>
      </table:table>
      <text:p text:style-name="P73">Receive: No response back</text:p>
      <text:h text:style-name="P5" text:outline-level="2"><text:bookmark-start text:name="__RefHeading___Toc135_2528918303"/><text:span text:style-name="T10">Control</text:span> message OpenSourceLogger → STM32 PLC<text:bookmark-end text:name="__RefHeading___Toc135_2528918303"/></text:h>
      <text:p text:style-name="P78">Transmitted every 1 millisecond: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A"/>
        <table:table-column table:style-name="Tabell5.D"/>
        <table:table-column table:style-name="Tabell5.G"/>
        <table:table-row table:style-name="TableLine2026775800992">
          <table:table-cell table:style-name="Tabell5.A1" office:value-type="string">
            <text:p text:style-name="P49">Byte 0</text:p>
          </table:table-cell>
          <table:table-cell table:style-name="Tabell5.A1" office:value-type="string">
            <text:p text:style-name="P49">Byte 1</text:p>
          </table:table-cell>
          <table:table-cell table:style-name="Tabell5.A1" office:value-type="string">
            <text:p text:style-name="P49">Byte 1</text:p>
          </table:table-cell>
          <table:table-cell table:style-name="Tabell5.A1" office:value-type="string">
            <text:p text:style-name="P49">Byte 2</text:p>
          </table:table-cell>
          <table:table-cell table:style-name="Tabell5.A1" office:value-type="string">
            <text:p text:style-name="P49">Byte 3</text:p>
          </table:table-cell>
          <table:table-cell table:style-name="Tabell5.A1" office:value-type="string">
            <text:p text:style-name="P49">Byte 4</text:p>
          </table:table-cell>
          <table:table-cell table:style-name="Tabell5.G1" office:value-type="string">
            <text:p text:style-name="P49">Byte 5</text:p>
          </table:table-cell>
        </table:table-row>
        <table:table-row table:style-name="TableLine2026775800992">
          <table:table-cell table:style-name="Tabell5.A2" office:value-type="string">
            <text:p text:style-name="P49">Message type</text:p>
          </table:table-cell>
          <table:table-cell table:style-name="Tabell5.A2" office:value-type="string">
            <text:p text:style-name="P49">PWM0 MSB</text:p>
          </table:table-cell>
          <table:table-cell table:style-name="Tabell5.A2" office:value-type="string">
            <text:p text:style-name="P49">PWM0 LSB</text:p>
          </table:table-cell>
          <table:table-cell table:style-name="Tabell5.A2" office:value-type="string">
            <text:p text:style-name="P49">PWM1 MSB</text:p>
          </table:table-cell>
          <table:table-cell table:style-name="Tabell5.A2" office:value-type="string">
            <text:p text:style-name="P49">PWM1 LSB</text:p>
          </table:table-cell>
          <table:table-cell table:style-name="Tabell5.A2" office:value-type="string">
            <text:p text:style-name="P49">PWM2 MSB</text:p>
          </table:table-cell>
          <table:table-cell table:style-name="Tabell5.G2" office:value-type="string">
            <text:p text:style-name="P49">PWM2 LSB</text:p>
          </table:table-cell>
        </table:table-row>
      </table:table>
      <text:p text:style-name="P10"/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 table:number-columns-repeated="3"/>
        <table:table-row table:style-name="TableLine2026817170880">
          <table:table-cell table:style-name="Tabell6.A1" office:value-type="string">
            <text:p text:style-name="P50">Byte <text:span text:style-name="T11">6</text:span></text:p>
          </table:table-cell>
          <table:table-cell table:style-name="Tabell6.A1" office:value-type="string">
            <text:p text:style-name="P50">Byte <text:span text:style-name="T11">7</text:span></text:p>
          </table:table-cell>
          <table:table-cell table:style-name="Tabell6.A1" office:value-type="string">
            <text:p text:style-name="P50">Byte <text:span text:style-name="T11">8</text:span></text:p>
          </table:table-cell>
          <table:table-cell table:style-name="Tabell6.A1" office:value-type="string">
            <text:p text:style-name="P50">Byte <text:span text:style-name="T11">9</text:span></text:p>
          </table:table-cell>
          <table:table-cell table:style-name="Tabell6.A1" office:value-type="string">
            <text:p text:style-name="P50">Byte <text:span text:style-name="T11">10</text:span></text:p>
          </table:table-cell>
          <table:table-cell table:style-name="Tabell6.F1" office:value-type="string">
            <text:p text:style-name="P50">Byte <text:span text:style-name="T11">11</text:span></text:p>
          </table:table-cell>
        </table:table-row>
        <table:table-row table:style-name="TableLine2026817170880">
          <table:table-cell table:style-name="Tabell6.A2" office:value-type="string">
            <text:p text:style-name="P50">PWM<text:span text:style-name="T11">3</text:span> MSB</text:p>
          </table:table-cell>
          <table:table-cell table:style-name="Tabell6.A2" office:value-type="string">
            <text:p text:style-name="P50">PWM<text:span text:style-name="T11">3</text:span> LSB</text:p>
          </table:table-cell>
          <table:table-cell table:style-name="Tabell6.A2" office:value-type="string">
            <text:p text:style-name="P50">PW<text:span text:style-name="T11">M4</text:span> <text:span text:style-name="T11">MSB</text:span></text:p>
          </table:table-cell>
          <table:table-cell table:style-name="Tabell6.A2" office:value-type="string">
            <text:p text:style-name="P50">PWM<text:span text:style-name="T11">4</text:span> <text:span text:style-name="T11">L</text:span>SB</text:p>
          </table:table-cell>
          <table:table-cell table:style-name="Tabell6.A2" office:value-type="string">
            <text:p text:style-name="P50">PWM<text:span text:style-name="T11">5</text:span> <text:span text:style-name="T11">MSB</text:span></text:p>
          </table:table-cell>
          <table:table-cell table:style-name="Tabell6.F2" office:value-type="string">
            <text:p text:style-name="P50">PWM<text:span text:style-name="T11">5</text:span> <text:span text:style-name="T11">L</text:span>SB</text:p>
          </table:table-cell>
        </table:table-row>
      </table:table>
      <text:p text:style-name="P10"/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 table:number-columns-repeated="3"/>
        <table:table-row table:style-name="TableLine2026817193456">
          <table:table-cell table:style-name="Tabell7.A1" office:value-type="string">
            <text:p text:style-name="P50">Byte <text:span text:style-name="T11">12</text:span></text:p>
          </table:table-cell>
          <table:table-cell table:style-name="Tabell7.A1" office:value-type="string">
            <text:p text:style-name="P50">Byte <text:span text:style-name="T11">13</text:span></text:p>
          </table:table-cell>
          <table:table-cell table:style-name="Tabell7.A1" office:value-type="string">
            <text:p text:style-name="P50">Byte <text:span text:style-name="T11">14</text:span></text:p>
          </table:table-cell>
          <table:table-cell table:style-name="Tabell7.A1" office:value-type="string">
            <text:p text:style-name="P50">Byte <text:span text:style-name="T11">15</text:span></text:p>
          </table:table-cell>
          <table:table-cell table:style-name="Tabell7.A1" office:value-type="string">
            <text:p text:style-name="P50">Byte <text:span text:style-name="T11">16</text:span></text:p>
          </table:table-cell>
          <table:table-cell table:style-name="Tabell7.F1" office:value-type="string">
            <text:p text:style-name="P50">Byte <text:span text:style-name="T11">17</text:span></text:p>
          </table:table-cell>
        </table:table-row>
        <table:table-row table:style-name="TableLine2026817193456">
          <table:table-cell table:style-name="Tabell7.A2" office:value-type="string">
            <text:p text:style-name="P50">PWM<text:span text:style-name="T11">6</text:span> MSB</text:p>
          </table:table-cell>
          <table:table-cell table:style-name="Tabell7.A2" office:value-type="string">
            <text:p text:style-name="P50">PWM<text:span text:style-name="T11">6</text:span> LSB</text:p>
          </table:table-cell>
          <table:table-cell table:style-name="Tabell7.A2" office:value-type="string">
            <text:p text:style-name="P50">PW<text:span text:style-name="T11">M7</text:span> <text:span text:style-name="T11">MSB</text:span></text:p>
          </table:table-cell>
          <table:table-cell table:style-name="Tabell7.A2" office:value-type="string">
            <text:p text:style-name="P50">PWM<text:span text:style-name="T11">7</text:span> <text:span text:style-name="T11">L</text:span>SB</text:p>
          </table:table-cell>
          <table:table-cell table:style-name="Tabell7.A2" office:value-type="string">
            <text:p text:style-name="P50"><text:span text:style-name="T11">AO0</text:span> <text:span text:style-name="T11">MSB</text:span></text:p>
          </table:table-cell>
          <table:table-cell table:style-name="Tabell7.F2" office:value-type="string">
            <text:p text:style-name="P50"><text:span text:style-name="T11">AO0</text:span> <text:span text:style-name="T11">L</text:span>SB</text:p>
          </table:table-cell>
        </table:table-row>
      </table:table>
      <text:p text:style-name="P10"/>
      <table:table table:name="Tabell8" table:style-name="Tabell8">
        <table:table-column table:style-name="Tabell8.A"/>
        <table:table-column table:style-name="Tabell8.B"/>
        <table:table-column table:style-name="Tabell8.C"/>
        <table:table-column table:style-name="Tabell8.D"/>
        <table:table-row table:style-name="TableLine2026471338272">
          <table:table-cell table:style-name="Tabell8.A1" office:value-type="string">
            <text:p text:style-name="P50">Byte <text:span text:style-name="T11">18</text:span></text:p>
          </table:table-cell>
          <table:table-cell table:style-name="Tabell8.A1" office:value-type="string">
            <text:p text:style-name="P50">Byte <text:span text:style-name="T11">19</text:span></text:p>
          </table:table-cell>
          <table:table-cell table:style-name="Tabell8.A1" office:value-type="string">
            <text:p text:style-name="P50">Byte <text:span text:style-name="T11">20</text:span></text:p>
          </table:table-cell>
          <table:table-cell table:style-name="Tabell8.D1" office:value-type="string">
            <text:p text:style-name="P50">Byte <text:span text:style-name="T11">21</text:span></text:p>
          </table:table-cell>
        </table:table-row>
        <table:table-row table:style-name="TableLine2026471338272">
          <table:table-cell table:style-name="Tabell8.A2" office:value-type="string">
            <text:p text:style-name="P50"><text:span text:style-name="T11">AO1</text:span> MSB</text:p>
          </table:table-cell>
          <table:table-cell table:style-name="Tabell8.A2" office:value-type="string">
            <text:p text:style-name="P50"><text:span text:style-name="T11">AO1</text:span> LSB</text:p>
          </table:table-cell>
          <table:table-cell table:style-name="Tabell8.A2" office:value-type="string">
            <text:p text:style-name="P50"><text:span text:style-name="T11">AO2</text:span> <text:span text:style-name="T11">MSB</text:span></text:p>
          </table:table-cell>
          <table:table-cell table:style-name="Tabell8.D2" office:value-type="string">
            <text:p text:style-name="P50"><text:span text:style-name="T11">AO2</text:span> <text:span text:style-name="T11">L</text:span>SB</text:p>
          </table:table-cell>
        </table:table-row>
      </table:table>
      <text:p text:style-name="P75"/>
      <table:table table:name="Tabell9" table:style-name="Tabell9">
        <table:table-column table:style-name="Tabell9.A"/>
        <table:table-column table:style-name="Tabell9.B"/>
        <table:table-column table:style-name="Tabell9.C"/>
        <table:table-row table:style-name="TableLine2026782476832">
          <table:table-cell table:style-name="Tabell9.A1" office:value-type="string">
            <text:p text:style-name="P43">Byte</text:p>
          </table:table-cell>
          <table:table-cell table:style-name="Tabell9.A1" office:value-type="string">
            <text:p text:style-name="P36">Value</text:p>
          </table:table-cell>
          <table:table-cell table:style-name="Tabell9.C1" office:value-type="string">
            <text:p text:style-name="P36">Comment</text:p>
          </table:table-cell>
        </table:table-row>
        <table:table-row table:style-name="TableLine2026782476832">
          <table:table-cell table:style-name="Tabell9.A2" office:value-type="string">
            <text:p text:style-name="P22">Message type</text:p>
          </table:table-cell>
          <table:table-cell table:style-name="Tabell9.A2" office:value-type="string">
            <text:p text:style-name="P29">0x<text:span text:style-name="T12">3</text:span></text:p>
          </table:table-cell>
          <table:table-cell table:style-name="Tabell9.C2" office:value-type="string">
            <text:p text:style-name="P29">For <text:span text:style-name="T12">STM32 PLC</text:span></text:p>
          </table:table-cell>
        </table:table-row>
        <table:table-row table:style-name="TableLine2026782476832">
          <table:table-cell table:style-name="Tabell9.A2" office:value-type="string">
            <text:p text:style-name="P57">PWMx</text:p>
          </table:table-cell>
          <table:table-cell table:style-name="Tabell9.A2" office:value-type="string">
            <text:p text:style-name="P57">0x0 to 0xFFFF</text:p>
          </table:table-cell>
          <table:table-cell table:style-name="Tabell9.C2" office:value-type="string">
            <text:p text:style-name="P57">16-bit PWM control period</text:p>
          </table:table-cell>
        </table:table-row>
        <table:table-row table:style-name="TableLine2026782476832">
          <table:table-cell table:style-name="Tabell9.A2" office:value-type="string">
            <text:p text:style-name="P57">AOx</text:p>
          </table:table-cell>
          <table:table-cell table:style-name="Tabell9.A2" office:value-type="string">
            <text:p text:style-name="P57">0x0 to 0xFFF</text:p>
          </table:table-cell>
          <table:table-cell table:style-name="Tabell9.C2" office:value-type="string">
            <text:p text:style-name="P57">12-bit Analog output</text:p>
          </table:table-cell>
        </table:table-row>
      </table:table>
      <text:p text:style-name="P74"/>
      <text:p text:style-name="P74">Receive <text:span text:style-name="T12">measurements back:</text:span></text:p>
      <table:table table:name="Tabell10" table:style-name="Tabell10">
        <table:table-column table:style-name="Tabell10.A"/>
        <table:table-column table:style-name="Tabell10.B"/>
        <table:table-column table:style-name="Tabell10.C"/>
        <table:table-column table:style-name="Tabell10.D"/>
        <table:table-column table:style-name="Tabell10.A"/>
        <table:table-column table:style-name="Tabell10.D"/>
        <table:table-column table:style-name="Tabell10.G"/>
        <table:table-row table:style-name="TableLine2026777063856">
          <table:table-cell table:style-name="Tabell10.A1" office:value-type="string">
            <text:p text:style-name="P51">Byte 0</text:p>
          </table:table-cell>
          <table:table-cell table:style-name="Tabell10.A1" office:value-type="string">
            <text:p text:style-name="P51">Byte 1</text:p>
          </table:table-cell>
          <table:table-cell table:style-name="Tabell10.A1" office:value-type="string">
            <text:p text:style-name="P51">Byte 1</text:p>
          </table:table-cell>
          <table:table-cell table:style-name="Tabell10.A1" office:value-type="string">
            <text:p text:style-name="P51">Byte 2</text:p>
          </table:table-cell>
          <table:table-cell table:style-name="Tabell10.A1" office:value-type="string">
            <text:p text:style-name="P51">Byte 3</text:p>
          </table:table-cell>
          <table:table-cell table:style-name="Tabell10.A1" office:value-type="string">
            <text:p text:style-name="P51">Byte 4</text:p>
          </table:table-cell>
          <table:table-cell table:style-name="Tabell10.G1" office:value-type="string">
            <text:p text:style-name="P51">Byte 5</text:p>
          </table:table-cell>
        </table:table-row>
        <table:table-row table:style-name="TableLine2026777063856">
          <table:table-cell table:style-name="Tabell10.A2" office:value-type="string">
            <text:p text:style-name="P59">Message type</text:p>
          </table:table-cell>
          <table:table-cell table:style-name="Tabell10.A2" office:value-type="string">
            <text:p text:style-name="P59">DI0</text:p>
          </table:table-cell>
          <table:table-cell table:style-name="Tabell10.A2" office:value-type="string">
            <text:p text:style-name="P59">DI1</text:p>
          </table:table-cell>
          <table:table-cell table:style-name="Tabell10.A2" office:value-type="string">
            <text:p text:style-name="P59">DI2</text:p>
          </table:table-cell>
          <table:table-cell table:style-name="Tabell10.A2" office:value-type="string">
            <text:p text:style-name="P59">DI3</text:p>
          </table:table-cell>
          <table:table-cell table:style-name="Tabell10.A2" office:value-type="string">
            <text:p text:style-name="P59">DI4</text:p>
          </table:table-cell>
          <table:table-cell table:style-name="Tabell10.G2" office:value-type="string">
            <text:p text:style-name="P59">DI5</text:p>
          </table:table-cell>
        </table:table-row>
      </table:table>
      <text:p text:style-name="P13"/>
      <table:table table:name="Tabell11" table:style-name="Tabell11">
        <table:table-column table:style-name="Tabell11.A"/>
        <table:table-column table:style-name="Tabell11.B"/>
        <table:table-column table:style-name="Tabell11.C"/>
        <table:table-column table:style-name="Tabell11.D"/>
        <table:table-column table:style-name="Tabell11.A"/>
        <table:table-column table:style-name="Tabell11.D"/>
        <table:table-column table:style-name="Tabell11.G"/>
        <table:table-row table:style-name="TableLine2026819280208">
          <table:table-cell table:style-name="Tabell11.A1" office:value-type="string">
            <text:p text:style-name="P51">Byte <text:span text:style-name="T13">6</text:span></text:p>
          </table:table-cell>
          <table:table-cell table:style-name="Tabell11.A1" office:value-type="string">
            <text:p text:style-name="P51">Byte <text:span text:style-name="T13">7</text:span></text:p>
          </table:table-cell>
          <table:table-cell table:style-name="Tabell11.A1" office:value-type="string">
            <text:p text:style-name="P51">Byte <text:span text:style-name="T13">8</text:span></text:p>
          </table:table-cell>
          <table:table-cell table:style-name="Tabell11.A1" office:value-type="string">
            <text:p text:style-name="P51">Byte <text:span text:style-name="T13">9</text:span></text:p>
          </table:table-cell>
          <table:table-cell table:style-name="Tabell11.A1" office:value-type="string">
            <text:p text:style-name="P51">Byte <text:span text:style-name="T13">10</text:span></text:p>
          </table:table-cell>
          <table:table-cell table:style-name="Tabell11.A1" office:value-type="string">
            <text:p text:style-name="P59">Byte <text:span text:style-name="T13">11</text:span></text:p>
          </table:table-cell>
          <table:table-cell table:style-name="Tabell11.G1" office:value-type="string">
            <text:p text:style-name="P51">Byte <text:span text:style-name="T13">12</text:span></text:p>
          </table:table-cell>
        </table:table-row>
        <table:table-row table:style-name="TableLine2026819280208">
          <table:table-cell table:style-name="Tabell11.A2" office:value-type="string">
            <text:p text:style-name="P59">DI6</text:p>
          </table:table-cell>
          <table:table-cell table:style-name="Tabell11.A2" office:value-type="string">
            <text:p text:style-name="P59">DI7</text:p>
          </table:table-cell>
          <table:table-cell table:style-name="Tabell11.A2" office:value-type="string">
            <text:p text:style-name="P59">DI8</text:p>
          </table:table-cell>
          <table:table-cell table:style-name="Tabell11.A2" office:value-type="string">
            <text:p text:style-name="P59">ADC0 MSB</text:p>
          </table:table-cell>
          <table:table-cell table:style-name="Tabell11.A2" office:value-type="string">
            <text:p text:style-name="P59">ADC0 LSB</text:p>
          </table:table-cell>
          <table:table-cell table:style-name="Tabell11.A2" office:value-type="string">
            <text:p text:style-name="P59">ADC1 MSB</text:p>
          </table:table-cell>
          <table:table-cell table:style-name="Tabell11.G2" office:value-type="string">
            <text:p text:style-name="P59">ADC1 LSB</text:p>
          </table:table-cell>
        </table:table-row>
      </table:table>
      <text:p text:style-name="P11"/>
      <table:table table:name="Tabell12" table:style-name="Tabell12">
        <table:table-column table:style-name="Tabell12.A"/>
        <table:table-column table:style-name="Tabell12.B"/>
        <table:table-column table:style-name="Tabell12.C"/>
        <table:table-column table:style-name="Tabell12.D"/>
        <table:table-column table:style-name="Tabell12.A"/>
        <table:table-column table:style-name="Tabell12.D"/>
        <table:table-column table:style-name="Tabell12.G"/>
        <table:table-row table:style-name="TableLine2026817178768">
          <table:table-cell table:style-name="Tabell12.A1" office:value-type="string">
            <text:p text:style-name="P51">Byte <text:span text:style-name="T13">13</text:span></text:p>
          </table:table-cell>
          <table:table-cell table:style-name="Tabell12.A1" office:value-type="string">
            <text:p text:style-name="P51">Byte <text:span text:style-name="T13">14</text:span></text:p>
          </table:table-cell>
          <table:table-cell table:style-name="Tabell12.A1" office:value-type="string">
            <text:p text:style-name="P51">Byte <text:span text:style-name="T13">15</text:span></text:p>
          </table:table-cell>
          <table:table-cell table:style-name="Tabell12.A1" office:value-type="string">
            <text:p text:style-name="P51">Byte <text:span text:style-name="T13">16</text:span></text:p>
          </table:table-cell>
          <table:table-cell table:style-name="Tabell12.A1" office:value-type="string">
            <text:p text:style-name="P51">Byte <text:span text:style-name="T13">17</text:span></text:p>
          </table:table-cell>
          <table:table-cell table:style-name="Tabell12.A1" office:value-type="string">
            <text:p text:style-name="P51">Byte <text:span text:style-name="T13">18</text:span></text:p>
          </table:table-cell>
          <table:table-cell table:style-name="Tabell12.G1" office:value-type="string">
            <text:p text:style-name="P51">Byte <text:span text:style-name="T13">19</text:span></text:p>
          </table:table-cell>
        </table:table-row>
        <text:soft-page-break/>
        <table:table-row table:style-name="TableLine2026817178768">
          <table:table-cell table:style-name="Tabell12.A2" office:value-type="string">
            <text:p text:style-name="P59">ADC2 MSB</text:p>
          </table:table-cell>
          <table:table-cell table:style-name="Tabell12.A2" office:value-type="string">
            <text:p text:style-name="P59">ADC2 LSB</text:p>
          </table:table-cell>
          <table:table-cell table:style-name="Tabell12.A2" office:value-type="string">
            <text:p text:style-name="P59">ADC3 MSB</text:p>
          </table:table-cell>
          <table:table-cell table:style-name="Tabell12.A2" office:value-type="string">
            <text:p text:style-name="P59">ADC3 LSB</text:p>
          </table:table-cell>
          <table:table-cell table:style-name="Tabell12.A2" office:value-type="string">
            <text:p text:style-name="P59">ADC4 MSB</text:p>
          </table:table-cell>
          <table:table-cell table:style-name="Tabell12.A2" office:value-type="string">
            <text:p text:style-name="P59">ADC4 LSB</text:p>
          </table:table-cell>
          <table:table-cell table:style-name="Tabell12.G2" office:value-type="string">
            <text:p text:style-name="P59">ADC5 MSB</text:p>
          </table:table-cell>
        </table:table-row>
      </table:table>
      <text:p text:style-name="P11"/>
      <table:table table:name="Tabell13" table:style-name="Tabell13">
        <table:table-column table:style-name="Tabell13.A"/>
        <table:table-column table:style-name="Tabell13.B"/>
        <table:table-column table:style-name="Tabell13.C"/>
        <table:table-column table:style-name="Tabell13.D"/>
        <table:table-column table:style-name="Tabell13.A"/>
        <table:table-column table:style-name="Tabell13.D"/>
        <table:table-column table:style-name="Tabell13.G"/>
        <table:table-row table:style-name="TableLine2026818756016">
          <table:table-cell table:style-name="Tabell13.A1" office:value-type="string">
            <text:p text:style-name="P51">Byte <text:span text:style-name="T13">20</text:span></text:p>
          </table:table-cell>
          <table:table-cell table:style-name="Tabell13.A1" office:value-type="string">
            <text:p text:style-name="P51">Byte <text:span text:style-name="T13">21</text:span></text:p>
          </table:table-cell>
          <table:table-cell table:style-name="Tabell13.A1" office:value-type="string">
            <text:p text:style-name="P51">Byte <text:span text:style-name="T13">22</text:span></text:p>
          </table:table-cell>
          <table:table-cell table:style-name="Tabell13.A1" office:value-type="string">
            <text:p text:style-name="P51">Byte <text:span text:style-name="T13">23</text:span></text:p>
          </table:table-cell>
          <table:table-cell table:style-name="Tabell13.A1" office:value-type="string">
            <text:p text:style-name="P51">Byte <text:span text:style-name="T13">24</text:span></text:p>
          </table:table-cell>
          <table:table-cell table:style-name="Tabell13.A1" office:value-type="string">
            <text:p text:style-name="P51">Byte <text:span text:style-name="T13">25</text:span></text:p>
          </table:table-cell>
          <table:table-cell table:style-name="Tabell13.G1" office:value-type="string">
            <text:p text:style-name="P51">Byte <text:span text:style-name="T13">26</text:span></text:p>
          </table:table-cell>
        </table:table-row>
        <table:table-row table:style-name="TableLine2026818756016">
          <table:table-cell table:style-name="Tabell13.A2" office:value-type="string">
            <text:p text:style-name="P59">ADC<text:span text:style-name="T14">5</text:span> <text:span text:style-name="T14">L</text:span>SB</text:p>
          </table:table-cell>
          <table:table-cell table:style-name="Tabell13.A2" office:value-type="string">
            <text:p text:style-name="P59">ADC<text:span text:style-name="T14">6</text:span> <text:span text:style-name="T14">M</text:span>SB</text:p>
          </table:table-cell>
          <table:table-cell table:style-name="Tabell13.A2" office:value-type="string">
            <text:p text:style-name="P59">ADC<text:span text:style-name="T14">6 L</text:span>SB</text:p>
          </table:table-cell>
          <table:table-cell table:style-name="Tabell13.A2" office:value-type="string">
            <text:p text:style-name="P59">ADC<text:span text:style-name="T14">7</text:span> <text:span text:style-name="T14">M</text:span>SB</text:p>
          </table:table-cell>
          <table:table-cell table:style-name="Tabell13.A2" office:value-type="string">
            <text:p text:style-name="P59">ADC<text:span text:style-name="T14">7</text:span> <text:span text:style-name="T14">L</text:span>SB</text:p>
          </table:table-cell>
          <table:table-cell table:style-name="Tabell13.A2" office:value-type="string">
            <text:p text:style-name="P59">ADC<text:span text:style-name="T14">8</text:span> <text:span text:style-name="T14">M</text:span>SB</text:p>
          </table:table-cell>
          <table:table-cell table:style-name="Tabell13.G2" office:value-type="string">
            <text:p text:style-name="P59">ADC<text:span text:style-name="T14">8</text:span> <text:span text:style-name="T14">L</text:span>SB</text:p>
          </table:table-cell>
        </table:table-row>
      </table:table>
      <text:p text:style-name="P11"/>
      <table:table table:name="Tabell14" table:style-name="Tabell14">
        <table:table-column table:style-name="Tabell14.A"/>
        <table:table-column table:style-name="Tabell14.B"/>
        <table:table-column table:style-name="Tabell14.C"/>
        <table:table-column table:style-name="Tabell14.D"/>
        <table:table-column table:style-name="Tabell14.A"/>
        <table:table-column table:style-name="Tabell14.D"/>
        <table:table-column table:style-name="Tabell14.G"/>
        <table:table-row table:style-name="TableLine2026782488528">
          <table:table-cell table:style-name="Tabell14.A1" office:value-type="string">
            <text:p text:style-name="P51">Byte <text:span text:style-name="T13">27</text:span></text:p>
          </table:table-cell>
          <table:table-cell table:style-name="Tabell14.A1" office:value-type="string">
            <text:p text:style-name="P51">Byte <text:span text:style-name="T13">28</text:span></text:p>
          </table:table-cell>
          <table:table-cell table:style-name="Tabell14.A1" office:value-type="string">
            <text:p text:style-name="P51">Byte <text:span text:style-name="T13">29</text:span></text:p>
          </table:table-cell>
          <table:table-cell table:style-name="Tabell14.A1" office:value-type="string">
            <text:p text:style-name="P51">Byte <text:span text:style-name="T13">30</text:span></text:p>
          </table:table-cell>
          <table:table-cell table:style-name="Tabell14.A1" office:value-type="string">
            <text:p text:style-name="P51">Byte <text:span text:style-name="T13">31</text:span></text:p>
          </table:table-cell>
          <table:table-cell table:style-name="Tabell14.A1" office:value-type="string">
            <text:p text:style-name="P51">Byte <text:span text:style-name="T13">32</text:span></text:p>
          </table:table-cell>
          <table:table-cell table:style-name="Tabell14.G1" office:value-type="string">
            <text:p text:style-name="P51">Byte <text:span text:style-name="T13">33</text:span></text:p>
          </table:table-cell>
        </table:table-row>
        <table:table-row table:style-name="TableLine2026782488528">
          <table:table-cell table:style-name="Tabell14.A2" office:value-type="string">
            <text:p text:style-name="P59">ADC<text:span text:style-name="T14">9</text:span> <text:span text:style-name="T14">M</text:span>SB</text:p>
          </table:table-cell>
          <table:table-cell table:style-name="Tabell14.A2" office:value-type="string">
            <text:p text:style-name="P59">ADC<text:span text:style-name="T14">9</text:span> <text:span text:style-name="T14">L</text:span>SB</text:p>
          </table:table-cell>
          <table:table-cell table:style-name="Tabell14.A2" office:value-type="string">
            <text:p text:style-name="P59">ADC<text:span text:style-name="T14">10</text:span> <text:span text:style-name="T14">M</text:span>SB</text:p>
          </table:table-cell>
          <table:table-cell table:style-name="Tabell14.A2" office:value-type="string">
            <text:p text:style-name="P59">ADC<text:span text:style-name="T14">10</text:span> <text:span text:style-name="T14">L</text:span>SB</text:p>
          </table:table-cell>
          <table:table-cell table:style-name="Tabell14.A2" office:value-type="string">
            <text:p text:style-name="P59">ADC<text:span text:style-name="T14">11</text:span> <text:span text:style-name="T14">M</text:span>SB</text:p>
          </table:table-cell>
          <table:table-cell table:style-name="Tabell14.A2" office:value-type="string">
            <text:p text:style-name="P59">ADC<text:span text:style-name="T14">11</text:span> LSB</text:p>
          </table:table-cell>
          <table:table-cell table:style-name="Tabell14.G2" office:value-type="string">
            <text:p text:style-name="P59"><text:span text:style-name="T14">D</text:span>ADC<text:span text:style-name="T14">0</text:span> MSB</text:p>
          </table:table-cell>
        </table:table-row>
      </table:table>
      <text:p text:style-name="P12"/>
      <text:p text:style-name="P12"/>
      <text:p text:style-name="P12"/>
      <table:table table:name="Tabell15" table:style-name="Tabell15">
        <table:table-column table:style-name="Tabell15.A"/>
        <table:table-column table:style-name="Tabell15.B"/>
        <table:table-column table:style-name="Tabell15.C"/>
        <table:table-column table:style-name="Tabell15.D"/>
        <table:table-column table:style-name="Tabell15.A"/>
        <table:table-column table:style-name="Tabell15.D"/>
        <table:table-column table:style-name="Tabell15.G"/>
        <table:table-row table:style-name="TableLine2026818736976">
          <table:table-cell table:style-name="Tabell15.A1" office:value-type="string">
            <text:p text:style-name="P52">Byte <text:span text:style-name="T14">34</text:span></text:p>
          </table:table-cell>
          <table:table-cell table:style-name="Tabell15.A1" office:value-type="string">
            <text:p text:style-name="P52">Byte <text:span text:style-name="T14">35</text:span></text:p>
          </table:table-cell>
          <table:table-cell table:style-name="Tabell15.A1" office:value-type="string">
            <text:p text:style-name="P52">Byte <text:span text:style-name="T14">36</text:span></text:p>
          </table:table-cell>
          <table:table-cell table:style-name="Tabell15.A1" office:value-type="string">
            <text:p text:style-name="P52">Byte <text:span text:style-name="T13">3</text:span><text:span text:style-name="T14">7</text:span></text:p>
          </table:table-cell>
          <table:table-cell table:style-name="Tabell15.A1" office:value-type="string">
            <text:p text:style-name="P52">Byte <text:span text:style-name="T13">3</text:span><text:span text:style-name="T14">8</text:span></text:p>
          </table:table-cell>
          <table:table-cell table:style-name="Tabell15.A1" office:value-type="string">
            <text:p text:style-name="P52">Byte <text:span text:style-name="T13">3</text:span><text:span text:style-name="T14">9</text:span></text:p>
          </table:table-cell>
          <table:table-cell table:style-name="Tabell15.G1" office:value-type="string">
            <text:p text:style-name="P52">Byte <text:span text:style-name="T14">40</text:span></text:p>
          </table:table-cell>
        </table:table-row>
        <table:table-row table:style-name="TableLine2026818736976">
          <table:table-cell table:style-name="Tabell15.A2" office:value-type="string">
            <text:p text:style-name="P60">DADC0 LSB</text:p>
          </table:table-cell>
          <table:table-cell table:style-name="Tabell15.A2" office:value-type="string">
            <text:p text:style-name="P60">DADC1 MSB</text:p>
          </table:table-cell>
          <table:table-cell table:style-name="Tabell15.A2" office:value-type="string">
            <text:p text:style-name="P60">DADC1 LSB</text:p>
          </table:table-cell>
          <table:table-cell table:style-name="Tabell15.A2" office:value-type="string">
            <text:p text:style-name="P60">DADC2 MSB</text:p>
          </table:table-cell>
          <table:table-cell table:style-name="Tabell15.A2" office:value-type="string">
            <text:p text:style-name="P60">DADC2 LSB</text:p>
          </table:table-cell>
          <table:table-cell table:style-name="Tabell15.A2" office:value-type="string">
            <text:p text:style-name="P60">DADC3 MSB</text:p>
          </table:table-cell>
          <table:table-cell table:style-name="Tabell15.G2" office:value-type="string">
            <text:p text:style-name="P60">DADC3 LSB</text:p>
          </table:table-cell>
        </table:table-row>
      </table:table>
      <text:p text:style-name="P12"/>
      <table:table table:name="Tabell16" table:style-name="Tabell16">
        <table:table-column table:style-name="Tabell16.A"/>
        <table:table-column table:style-name="Tabell16.B"/>
        <table:table-column table:style-name="Tabell16.C"/>
        <table:table-column table:style-name="Tabell16.D"/>
        <table:table-column table:style-name="Tabell16.A"/>
        <table:table-column table:style-name="Tabell16.D"/>
        <table:table-column table:style-name="Tabell16.G"/>
        <table:table-row table:style-name="TableLine2026782354432">
          <table:table-cell table:style-name="Tabell16.A1" office:value-type="string">
            <text:p text:style-name="P52">Byte <text:span text:style-name="T14">41</text:span></text:p>
          </table:table-cell>
          <table:table-cell table:style-name="Tabell16.A1" office:value-type="string">
            <text:p text:style-name="P52">Byte <text:span text:style-name="T14">42</text:span></text:p>
          </table:table-cell>
          <table:table-cell table:style-name="Tabell16.A1" office:value-type="string">
            <text:p text:style-name="P52">Byte <text:span text:style-name="T14">43</text:span></text:p>
          </table:table-cell>
          <table:table-cell table:style-name="Tabell16.A1" office:value-type="string">
            <text:p text:style-name="P52">Byte <text:span text:style-name="T14">44</text:span></text:p>
          </table:table-cell>
          <table:table-cell table:style-name="Tabell16.A1" office:value-type="string">
            <text:p text:style-name="P52">Byte <text:span text:style-name="T14">45</text:span></text:p>
          </table:table-cell>
          <table:table-cell table:style-name="Tabell16.A1" office:value-type="string">
            <text:p text:style-name="P52">Byte <text:span text:style-name="T14">46</text:span></text:p>
          </table:table-cell>
          <table:table-cell table:style-name="Tabell16.G1" office:value-type="string">
            <text:p text:style-name="P52">Byte <text:span text:style-name="T14">47</text:span></text:p>
          </table:table-cell>
        </table:table-row>
        <table:table-row table:style-name="TableLine2026782354432">
          <table:table-cell table:style-name="Tabell16.A2" office:value-type="string">
            <text:p text:style-name="P60">DADC4 MSB</text:p>
          </table:table-cell>
          <table:table-cell table:style-name="Tabell16.A2" office:value-type="string">
            <text:p text:style-name="P60">DADC4 LSB</text:p>
          </table:table-cell>
          <table:table-cell table:style-name="Tabell16.A2" office:value-type="string">
            <text:p text:style-name="P60">ENCODER0 MSB</text:p>
          </table:table-cell>
          <table:table-cell table:style-name="Tabell16.A2" office:value-type="string">
            <text:p text:style-name="P60">ENCODER0 LSB</text:p>
          </table:table-cell>
          <table:table-cell table:style-name="Tabell16.A2" office:value-type="string">
            <text:p text:style-name="P60">ENCODER1 MSB</text:p>
          </table:table-cell>
          <table:table-cell table:style-name="Tabell16.A2" office:value-type="string">
            <text:p text:style-name="P60">ENCODER1 LSB</text:p>
          </table:table-cell>
          <table:table-cell table:style-name="Tabell16.G2" office:value-type="string">
            <text:p text:style-name="P60">IC0 MSB</text:p>
          </table:table-cell>
        </table:table-row>
      </table:table>
      <text:p text:style-name="P12"/>
      <table:table table:name="Tabell17" table:style-name="Tabell17">
        <table:table-column table:style-name="Tabell17.A"/>
        <table:table-column table:style-name="Tabell17.B"/>
        <table:table-column table:style-name="Tabell17.C"/>
        <table:table-column table:style-name="Tabell17.D"/>
        <table:table-column table:style-name="Tabell17.A"/>
        <table:table-column table:style-name="Tabell17.D"/>
        <table:table-column table:style-name="Tabell17.G"/>
        <table:table-row table:style-name="TableLine2026630235232">
          <table:table-cell table:style-name="Tabell17.A1" office:value-type="string">
            <text:p text:style-name="P52">Byte <text:span text:style-name="T14">48</text:span></text:p>
          </table:table-cell>
          <table:table-cell table:style-name="Tabell17.A1" office:value-type="string">
            <text:p text:style-name="P52">Byte <text:span text:style-name="T14">49</text:span></text:p>
          </table:table-cell>
          <table:table-cell table:style-name="Tabell17.A1" office:value-type="string">
            <text:p text:style-name="P52">Byte <text:span text:style-name="T14">50</text:span></text:p>
          </table:table-cell>
          <table:table-cell table:style-name="Tabell17.A1" office:value-type="string">
            <text:p text:style-name="P52"/>
          </table:table-cell>
          <table:table-cell table:style-name="Tabell17.A1" office:value-type="string">
            <text:p text:style-name="P52"/>
          </table:table-cell>
          <table:table-cell table:style-name="Tabell17.A1" office:value-type="string">
            <text:p text:style-name="P52"/>
          </table:table-cell>
          <table:table-cell table:style-name="Tabell17.G1" office:value-type="string">
            <text:p text:style-name="P52"/>
          </table:table-cell>
        </table:table-row>
        <table:table-row table:style-name="TableLine2026630235232">
          <table:table-cell table:style-name="Tabell17.A2" office:value-type="string">
            <text:p text:style-name="P60">IC0 LSB</text:p>
          </table:table-cell>
          <table:table-cell table:style-name="Tabell17.A2" office:value-type="string">
            <text:p text:style-name="P60">IC1 MSB</text:p>
          </table:table-cell>
          <table:table-cell table:style-name="Tabell17.A2" office:value-type="string">
            <text:p text:style-name="P60">IC1 LSB</text:p>
          </table:table-cell>
          <table:table-cell table:style-name="Tabell17.A2" office:value-type="string">
            <text:p text:style-name="P60"/>
          </table:table-cell>
          <table:table-cell table:style-name="Tabell17.A2" office:value-type="string">
            <text:p text:style-name="P60"/>
          </table:table-cell>
          <table:table-cell table:style-name="Tabell17.A2" office:value-type="string">
            <text:p text:style-name="P60"/>
          </table:table-cell>
          <table:table-cell table:style-name="Tabell17.G2" office:value-type="string">
            <text:p text:style-name="P60"/>
          </table:table-cell>
        </table:table-row>
      </table:table>
      <text:p text:style-name="P76"/>
      <table:table table:name="Tabell18" table:style-name="Tabell18">
        <table:table-column table:style-name="Tabell18.A"/>
        <table:table-column table:style-name="Tabell18.B"/>
        <table:table-column table:style-name="Tabell18.C"/>
        <table:table-row table:style-name="TableLine2026778031424">
          <table:table-cell table:style-name="Tabell18.A1" office:value-type="string">
            <text:p text:style-name="P44">Byte</text:p>
          </table:table-cell>
          <table:table-cell table:style-name="Tabell18.A1" office:value-type="string">
            <text:p text:style-name="P37">Value</text:p>
          </table:table-cell>
          <table:table-cell table:style-name="Tabell18.C1" office:value-type="string">
            <text:p text:style-name="P37">Comment</text:p>
          </table:table-cell>
        </table:table-row>
        <table:table-row table:style-name="TableLine2026778031424">
          <table:table-cell table:style-name="Tabell18.A2" office:value-type="string">
            <text:p text:style-name="P23">Message type</text:p>
          </table:table-cell>
          <table:table-cell table:style-name="Tabell18.A2" office:value-type="string">
            <text:p text:style-name="P30">0x<text:span text:style-name="T14">2</text:span></text:p>
          </table:table-cell>
          <table:table-cell table:style-name="Tabell18.C2" office:value-type="string">
            <text:p text:style-name="P30">For <text:span text:style-name="T14">OpenSourceLogger</text:span></text:p>
          </table:table-cell>
        </table:table-row>
        <table:table-row table:style-name="TableLine2026778031424">
          <table:table-cell table:style-name="Tabell18.A2" office:value-type="string">
            <text:p text:style-name="P60">ADCx</text:p>
          </table:table-cell>
          <table:table-cell table:style-name="Tabell18.A2" office:value-type="string">
            <text:p text:style-name="P58">0x0 to 0xFFFF</text:p>
          </table:table-cell>
          <table:table-cell table:style-name="Tabell18.C2" office:value-type="string">
            <text:p text:style-name="P58">16-bit <text:span text:style-name="T14">ADC measurement</text:span></text:p>
          </table:table-cell>
        </table:table-row>
        <table:table-row table:style-name="TableLine2026778031424">
          <table:table-cell table:style-name="Tabell18.A2" office:value-type="string">
            <text:p text:style-name="P60">DADCx</text:p>
          </table:table-cell>
          <table:table-cell table:style-name="Tabell18.A2" office:value-type="string">
            <text:p text:style-name="P58">0x0 to 0xFFF<text:span text:style-name="T14">F</text:span></text:p>
          </table:table-cell>
          <table:table-cell table:style-name="Tabell18.C2" office:value-type="string">
            <text:p text:style-name="P58">1<text:span text:style-name="T14">6</text:span>-bit <text:span text:style-name="T14">Differential ADC measurement</text:span></text:p>
          </table:table-cell>
        </table:table-row>
        <table:table-row table:style-name="TableLine2026778031424">
          <table:table-cell table:style-name="Tabell18.A2" office:value-type="string">
            <text:p text:style-name="P61">ENCODERx</text:p>
          </table:table-cell>
          <table:table-cell table:style-name="Tabell18.A2" office:value-type="string">
            <text:p text:style-name="P61">0x0 to 0xFFFF</text:p>
          </table:table-cell>
          <table:table-cell table:style-name="Tabell18.C2" office:value-type="string">
            <text:p text:style-name="P61">16-bit Encoder measurement</text:p>
          </table:table-cell>
        </table:table-row>
        <table:table-row table:style-name="TableLine2026778031424">
          <table:table-cell table:style-name="Tabell18.A2" office:value-type="string">
            <text:p text:style-name="P61">I<text:span text:style-name="T15">Cx</text:span></text:p>
          </table:table-cell>
          <table:table-cell table:style-name="Tabell18.A2" office:value-type="string">
            <text:p text:style-name="P61">0x0 to 0xFFFF</text:p>
          </table:table-cell>
          <table:table-cell table:style-name="Tabell18.C2" office:value-type="string">
            <text:p text:style-name="P61">16-bit Input Capture measurement</text:p>
          </table:table-cell>
        </table:table-row>
      </table:table>
      <text:h text:style-name="P6" text:outline-level="2"><text:bookmark-start text:name="__RefHeading___Toc137_2528918303"/><text:span text:style-name="T16">PWM prescaler </text:span><text:span text:style-name="T24">set</text:span> OpenSourceLogger → STM32 PLC<text:bookmark-end text:name="__RefHeading___Toc137_2528918303"/></text:h>
      <text:p text:style-name="P79">Transmitted on GUI event:</text:p>
      <table:table table:name="Tabell19" table:style-name="Tabell19">
        <table:table-column table:style-name="Tabell19.A"/>
        <table:table-column table:style-name="Tabell19.B"/>
        <table:table-column table:style-name="Tabell19.C"/>
        <table:table-column table:style-name="Tabell19.D"/>
        <table:table-row table:style-name="TableLine2026819115680">
          <table:table-cell table:style-name="Tabell19.A1" office:value-type="string">
            <text:p text:style-name="P53">Byte 0</text:p>
          </table:table-cell>
          <table:table-cell table:style-name="Tabell19.A1" office:value-type="string">
            <text:p text:style-name="P53">Byte 1</text:p>
          </table:table-cell>
          <table:table-cell table:style-name="Tabell19.A1" office:value-type="string">
            <text:p text:style-name="P53">Byte 1</text:p>
          </table:table-cell>
          <table:table-cell table:style-name="Tabell19.D1" office:value-type="string">
            <text:p text:style-name="P53">Byte 2</text:p>
          </table:table-cell>
        </table:table-row>
        <table:table-row table:style-name="TableLine2026819115680">
          <table:table-cell table:style-name="Tabell19.A2" office:value-type="string">
            <text:p text:style-name="P53">Message type</text:p>
          </table:table-cell>
          <table:table-cell table:style-name="Tabell19.A2" office:value-type="string">
            <text:p text:style-name="P62">Per<text:span text:style-name="T17">i</text:span>pherial</text:p>
          </table:table-cell>
          <table:table-cell table:style-name="Tabell19.A2" office:value-type="string">
            <text:p text:style-name="P63">Prescaler MSB</text:p>
          </table:table-cell>
          <table:table-cell table:style-name="Tabell19.D2" office:value-type="string">
            <text:p text:style-name="P63">Prescaler LSB</text:p>
          </table:table-cell>
        </table:table-row>
      </table:table>
      <text:p text:style-name="P16">Receive: No response back</text:p>
      <text:p text:style-name="P77"/>
      <table:table table:name="Tabell20" table:style-name="Tabell20">
        <table:table-column table:style-name="Tabell20.A"/>
        <table:table-column table:style-name="Tabell20.B"/>
        <table:table-column table:style-name="Tabell20.C"/>
        <table:table-row table:style-name="TableLine2026784818528">
          <table:table-cell table:style-name="Tabell20.A1" office:value-type="string">
            <text:p text:style-name="P45">Byte</text:p>
          </table:table-cell>
          <table:table-cell table:style-name="Tabell20.A1" office:value-type="string">
            <text:p text:style-name="P38">Value</text:p>
          </table:table-cell>
          <table:table-cell table:style-name="Tabell20.C1" office:value-type="string">
            <text:p text:style-name="P38">Comment</text:p>
          </table:table-cell>
        </table:table-row>
        <table:table-row table:style-name="TableLine2026784818528">
          <table:table-cell table:style-name="Tabell20.A2" office:value-type="string">
            <text:p text:style-name="P24">Message type</text:p>
          </table:table-cell>
          <table:table-cell table:style-name="Tabell20.A2" office:value-type="string">
            <text:p text:style-name="P31">0x<text:span text:style-name="T17">5</text:span></text:p>
          </table:table-cell>
          <table:table-cell table:style-name="Tabell20.C2" office:value-type="string">
            <text:p text:style-name="P31">For <text:span text:style-name="T17">STM32 PLC</text:span></text:p>
          </table:table-cell>
        </table:table-row>
        <table:table-row table:style-name="TableLine2026784818528">
          <table:table-cell table:style-name="Tabell20.A2" office:value-type="string">
            <text:p text:style-name="P63">Peripherial</text:p>
          </table:table-cell>
          <table:table-cell table:style-name="Tabell20.A2" office:value-type="string">
            <text:p text:style-name="P63">0x0 or 0x1</text:p>
          </table:table-cell>
          <table:table-cell table:style-name="Tabell20.C2" office:value-type="string">
            <text:p text:style-name="P63">0x0 = PWM 0 to 3, 0x1 = PWM 4 to 7</text:p>
          </table:table-cell>
        </table:table-row>
        <table:table-row table:style-name="TableLine2026784818528">
          <table:table-cell table:style-name="Tabell20.A2" office:value-type="string">
            <text:p text:style-name="P63">Prescaler</text:p>
          </table:table-cell>
          <table:table-cell table:style-name="Tabell20.A2" office:value-type="string">
            <text:p text:style-name="P63">0x0 to 0xFFFF</text:p>
          </table:table-cell>
          <table:table-cell table:style-name="Tabell20.C2" office:value-type="string">
            <text:p text:style-name="P63">16-bit PWM prescaler</text:p>
          </table:table-cell>
        </table:table-row>
      </table:table>
      <text:h text:style-name="P7" text:outline-level="2"><text:bookmark-start text:name="__RefHeading___Toc139_2528918303"/><text:soft-page-break/><text:span text:style-name="T18">Sigma Delta ADC</text:span><text:span text:style-name="T17"> gain</text:span> <text:span text:style-name="T21">set </text:span>OpenSourceLogger → STM32 PLC<text:bookmark-end text:name="__RefHeading___Toc139_2528918303"/></text:h>
      <text:p text:style-name="P80">Transmitted on GUI event:</text:p>
      <table:table table:name="Tabell21" table:style-name="Tabell21">
        <table:table-column table:style-name="Tabell21.A"/>
        <table:table-column table:style-name="Tabell21.B"/>
        <table:table-column table:style-name="Tabell21.C"/>
        <table:table-column table:style-name="Tabell21.D"/>
        <table:table-row table:style-name="TableLine2026782306960">
          <table:table-cell table:style-name="Tabell21.A1" office:value-type="string">
            <text:p text:style-name="P54">Byte 0</text:p>
          </table:table-cell>
          <table:table-cell table:style-name="Tabell21.A1" office:value-type="string">
            <text:p text:style-name="P54">Byte 1</text:p>
          </table:table-cell>
          <table:table-cell table:style-name="Tabell21.A1" office:value-type="string">
            <text:p text:style-name="P54">Byte 1</text:p>
          </table:table-cell>
          <table:table-cell table:style-name="Tabell21.D1" office:value-type="string">
            <text:p text:style-name="P54">Byte 2</text:p>
          </table:table-cell>
        </table:table-row>
        <table:table-row table:style-name="TableLine2026782306960">
          <table:table-cell table:style-name="Tabell21.A2" office:value-type="string">
            <text:p text:style-name="P54">Message type</text:p>
          </table:table-cell>
          <table:table-cell table:style-name="Tabell21.A2" office:value-type="string">
            <text:p text:style-name="P63">SDADC</text:p>
          </table:table-cell>
          <table:table-cell table:style-name="Tabell21.A2" office:value-type="string">
            <text:p text:style-name="P63">Configuration index</text:p>
          </table:table-cell>
          <table:table-cell table:style-name="Tabell21.D2" office:value-type="string">
            <text:p text:style-name="P63">Gain</text:p>
          </table:table-cell>
        </table:table-row>
      </table:table>
      <text:p text:style-name="P16">Receive: No response back</text:p>
      <text:p text:style-name="P77"/>
      <table:table table:name="Tabell22" table:style-name="Tabell22">
        <table:table-column table:style-name="Tabell22.A"/>
        <table:table-column table:style-name="Tabell22.B"/>
        <table:table-column table:style-name="Tabell22.C"/>
        <table:table-row table:style-name="TableLine2026782313760">
          <table:table-cell table:style-name="Tabell22.A1" office:value-type="string">
            <text:p text:style-name="P45">Byte</text:p>
          </table:table-cell>
          <table:table-cell table:style-name="Tabell22.A1" office:value-type="string">
            <text:p text:style-name="P38">Value</text:p>
          </table:table-cell>
          <table:table-cell table:style-name="Tabell22.C1" office:value-type="string">
            <text:p text:style-name="P38">Comment</text:p>
          </table:table-cell>
        </table:table-row>
        <table:table-row table:style-name="TableLine2026782313760">
          <table:table-cell table:style-name="Tabell22.A2" office:value-type="string">
            <text:p text:style-name="P24">Message type</text:p>
          </table:table-cell>
          <table:table-cell table:style-name="Tabell22.A2" office:value-type="string">
            <text:p text:style-name="P31">0x<text:span text:style-name="T17">4</text:span></text:p>
          </table:table-cell>
          <table:table-cell table:style-name="Tabell22.C2" office:value-type="string">
            <text:p text:style-name="P31">For <text:span text:style-name="T17">STM32 PLC</text:span></text:p>
          </table:table-cell>
        </table:table-row>
        <table:table-row table:style-name="TableLine2026782313760">
          <table:table-cell table:style-name="Tabell22.A2" office:value-type="string">
            <text:p text:style-name="P63">SDADC</text:p>
          </table:table-cell>
          <table:table-cell table:style-name="Tabell22.A2" office:value-type="string">
            <text:p text:style-name="P63">0x1, 0x2 or 0x3</text:p>
          </table:table-cell>
          <table:table-cell table:style-name="Tabell22.C2" office:value-type="string">
            <text:p text:style-name="P63">What type of Sigma Delta peripheral </text:p>
          </table:table-cell>
        </table:table-row>
        <table:table-row table:style-name="TableLine2026782313760">
          <table:table-cell table:style-name="Tabell22.A2" office:value-type="string">
            <text:p text:style-name="P63">Configuration index</text:p>
          </table:table-cell>
          <table:table-cell table:style-name="Tabell22.A2" office:value-type="string">
            <text:p text:style-name="P63">0x0 to 0x2</text:p>
          </table:table-cell>
          <table:table-cell table:style-name="Tabell22.C2" office:value-type="string">
            <text:p text:style-name="P63">Type of configuration index for Sigma Delta</text:p>
          </table:table-cell>
        </table:table-row>
        <table:table-row table:style-name="TableLine2026782313760">
          <table:table-cell table:style-name="Tabell22.A2" office:value-type="string">
            <text:p text:style-name="P63">Gain</text:p>
          </table:table-cell>
          <table:table-cell table:style-name="Tabell22.A2" office:value-type="string">
            <text:p text:style-name="P63">0x0 to 0x7</text:p>
          </table:table-cell>
          <table:table-cell table:style-name="Tabell22.C2" office:value-type="string">
            <text:p text:style-name="P63">Type of gain</text:p>
          </table:table-cell>
        </table:table-row>
      </table:table>
      <text:h text:style-name="P8" text:outline-level="2"><text:bookmark-start text:name="__RefHeading___Toc141_2528918303"/><text:span text:style-name="T20">Sigma Delta ADC gain</text:span><text:span text:style-name="T26">s</text:span><text:span text:style-name="T16"> </text:span><text:span text:style-name="T19">request</text:span> OpenSourceLogger → STM32 PLC<text:bookmark-end text:name="__RefHeading___Toc141_2528918303"/></text:h>
      <text:p text:style-name="P81">Transmitted on <text:span text:style-name="T20">GUI</text:span> event:</text:p>
      <table:table table:name="Tabell23" table:style-name="Tabell23">
        <table:table-column table:style-name="Tabell23.A"/>
        <table:table-column table:style-name="Tabell23.B"/>
        <table:table-row table:style-name="TableLine2026868119648">
          <table:table-cell table:style-name="Tabell23.A1" office:value-type="string">
            <text:p text:style-name="P55">Byte 0</text:p>
          </table:table-cell>
          <table:table-cell table:style-name="Tabell23.B1" office:value-type="string">
            <text:p text:style-name="P55">Byte 1</text:p>
          </table:table-cell>
        </table:table-row>
        <table:table-row table:style-name="TableLine2026868119648">
          <table:table-cell table:style-name="Tabell23.A2" office:value-type="string">
            <text:p text:style-name="P55">Message type</text:p>
          </table:table-cell>
          <table:table-cell table:style-name="Tabell23.B2" office:value-type="string">
            <text:p text:style-name="P65">SDADC</text:p>
          </table:table-cell>
        </table:table-row>
      </table:table>
      <text:p text:style-name="P14"/>
      <table:table table:name="Tabell24" table:style-name="Tabell24">
        <table:table-column table:style-name="Tabell24.A"/>
        <table:table-column table:style-name="Tabell24.B"/>
        <table:table-column table:style-name="Tabell24.C"/>
        <table:table-row table:style-name="TableLine2026868144672">
          <table:table-cell table:style-name="Tabell24.A1" office:value-type="string">
            <text:p text:style-name="P46">Byte</text:p>
          </table:table-cell>
          <table:table-cell table:style-name="Tabell24.A1" office:value-type="string">
            <text:p text:style-name="P39">Value</text:p>
          </table:table-cell>
          <table:table-cell table:style-name="Tabell24.C1" office:value-type="string">
            <text:p text:style-name="P39">Comment</text:p>
          </table:table-cell>
        </table:table-row>
        <table:table-row table:style-name="TableLine2026868144672">
          <table:table-cell table:style-name="Tabell24.A2" office:value-type="string">
            <text:p text:style-name="P25">Message type</text:p>
          </table:table-cell>
          <table:table-cell table:style-name="Tabell24.A2" office:value-type="string">
            <text:p text:style-name="P32">0x<text:span text:style-name="T22">7</text:span></text:p>
          </table:table-cell>
          <table:table-cell table:style-name="Tabell24.C2" office:value-type="string">
            <text:p text:style-name="P32">For <text:span text:style-name="T17">STM32 PLC</text:span></text:p>
          </table:table-cell>
        </table:table-row>
        <table:table-row table:style-name="TableLine2026868144672">
          <table:table-cell table:style-name="Tabell24.A2" office:value-type="string">
            <text:p text:style-name="P63">SDADC</text:p>
          </table:table-cell>
          <table:table-cell table:style-name="Tabell24.A2" office:value-type="string">
            <text:p text:style-name="P63">0x1, 0x2 or 0x3</text:p>
          </table:table-cell>
          <table:table-cell table:style-name="Tabell24.C2" office:value-type="string">
            <text:p text:style-name="P63">What type of Sigma Delta peripheral </text:p>
          </table:table-cell>
        </table:table-row>
      </table:table>
      <text:p text:style-name="Text_20_body"/>
      <text:p text:style-name="Text_20_body">Receive <text:span text:style-name="T22">three </text:span><text:span text:style-name="T20">gains:</text:span></text:p>
      <table:table table:name="Tabell25" table:style-name="Tabell25">
        <table:table-column table:style-name="Tabell25.A"/>
        <table:table-column table:style-name="Tabell25.B"/>
        <table:table-column table:style-name="Tabell25.C"/>
        <table:table-column table:style-name="Tabell25.D"/>
        <table:table-row table:style-name="TableLine2026817174416">
          <table:table-cell table:style-name="Tabell25.A1" office:value-type="string">
            <text:p text:style-name="P55">Byte 0</text:p>
          </table:table-cell>
          <table:table-cell table:style-name="Tabell25.A1" office:value-type="string">
            <text:p text:style-name="P69">Byte 1</text:p>
          </table:table-cell>
          <table:table-cell table:style-name="Tabell25.A1" office:value-type="string">
            <text:p text:style-name="P69">Byte 2</text:p>
          </table:table-cell>
          <table:table-cell table:style-name="Tabell25.D1" office:value-type="string">
            <text:p text:style-name="P69">Byte 3</text:p>
          </table:table-cell>
        </table:table-row>
        <table:table-row table:style-name="TableLine2026817174416">
          <table:table-cell table:style-name="Tabell25.A2" office:value-type="string">
            <text:p text:style-name="P55">Message type</text:p>
          </table:table-cell>
          <table:table-cell table:style-name="Tabell25.A2" office:value-type="string">
            <text:p text:style-name="P66">Gain 0</text:p>
          </table:table-cell>
          <table:table-cell table:style-name="Tabell25.A2" office:value-type="string">
            <text:p text:style-name="P66">Gain 1</text:p>
          </table:table-cell>
          <table:table-cell table:style-name="Tabell25.D2" office:value-type="string">
            <text:p text:style-name="P66">Gain 2</text:p>
          </table:table-cell>
        </table:table-row>
      </table:table>
      <text:p text:style-name="P14"/>
      <table:table table:name="Tabell26" table:style-name="Tabell26">
        <table:table-column table:style-name="Tabell26.A"/>
        <table:table-column table:style-name="Tabell26.B"/>
        <table:table-column table:style-name="Tabell26.C"/>
        <table:table-row table:style-name="TableLine2026817183664">
          <table:table-cell table:style-name="Tabell26.A1" office:value-type="string">
            <text:p text:style-name="P46">Byte</text:p>
          </table:table-cell>
          <table:table-cell table:style-name="Tabell26.A1" office:value-type="string">
            <text:p text:style-name="P39">Value</text:p>
          </table:table-cell>
          <table:table-cell table:style-name="Tabell26.C1" office:value-type="string">
            <text:p text:style-name="P39">Comment</text:p>
          </table:table-cell>
        </table:table-row>
        <table:table-row table:style-name="TableLine2026817183664">
          <table:table-cell table:style-name="Tabell26.A2" office:value-type="string">
            <text:p text:style-name="P25">Message type</text:p>
          </table:table-cell>
          <table:table-cell table:style-name="Tabell26.A2" office:value-type="string">
            <text:p text:style-name="P32">0x<text:span text:style-name="T21">7</text:span></text:p>
          </table:table-cell>
          <table:table-cell table:style-name="Tabell26.C2" office:value-type="string">
            <text:p text:style-name="P32">For <text:span text:style-name="T21">OpenSourceLogger</text:span></text:p>
          </table:table-cell>
        </table:table-row>
        <table:table-row table:style-name="TableLine2026817183664">
          <table:table-cell table:style-name="Tabell26.A2" office:value-type="string">
            <text:p text:style-name="P66">Gain 0</text:p>
          </table:table-cell>
          <table:table-cell table:style-name="Tabell26.A2" office:value-type="string">
            <text:p text:style-name="P66">0x0 to 0x7</text:p>
          </table:table-cell>
          <table:table-cell table:style-name="Tabell26.C2" office:value-type="string">
            <text:p text:style-name="P66">Gain for configuration index 0</text:p>
          </table:table-cell>
        </table:table-row>
        <table:table-row table:style-name="TableLine2026817183664">
          <table:table-cell table:style-name="Tabell26.A2" office:value-type="string">
            <text:p text:style-name="P66">Gain 1</text:p>
          </table:table-cell>
          <table:table-cell table:style-name="Tabell26.A2" office:value-type="string">
            <text:p text:style-name="P66">0x0 to 0x7</text:p>
          </table:table-cell>
          <table:table-cell table:style-name="Tabell26.C2" office:value-type="string">
            <text:p text:style-name="P66">Gain for configuration index 1</text:p>
          </table:table-cell>
        </table:table-row>
        <table:table-row table:style-name="TableLine2026817183664">
          <table:table-cell table:style-name="Tabell26.A2" office:value-type="string">
            <text:p text:style-name="P66">Gain 2</text:p>
          </table:table-cell>
          <table:table-cell table:style-name="Tabell26.A2" office:value-type="string">
            <text:p text:style-name="P66">0x0 to 0x7</text:p>
          </table:table-cell>
          <table:table-cell table:style-name="Tabell26.C2" office:value-type="string">
            <text:p text:style-name="P66">Gain for configuration index 2</text:p>
          </table:table-cell>
        </table:table-row>
      </table:table>
      <text:p text:style-name="P83"/>
      <text:h text:style-name="P9" text:outline-level="2"><text:bookmark-start text:name="__RefHeading___Toc143_2528918303"/><text:span text:style-name="T22">PWM prescaler</text:span><text:span text:style-name="T25">s</text:span><text:span text:style-name="T16"> </text:span><text:span text:style-name="T19">request</text:span> OpenSourceLogger → STM32 PLC<text:bookmark-end text:name="__RefHeading___Toc143_2528918303"/></text:h>
      <text:p text:style-name="P82">Transmitted on <text:span text:style-name="T20">GUI</text:span> event:</text:p>
      <table:table table:name="Tabell27" table:style-name="Tabell27">
        <table:table-column table:style-name="Tabell27.A"/>
        <table:table-row table:style-name="TableLine2026867520768">
          <table:table-cell table:style-name="Tabell27.A1" office:value-type="string">
            <text:p text:style-name="P56">Byte 0</text:p>
          </table:table-cell>
        </table:table-row>
        <text:soft-page-break/>
        <table:table-row table:style-name="TableLine2026867520768">
          <table:table-cell table:style-name="Tabell27.A2" office:value-type="string">
            <text:p text:style-name="P56">Message type</text:p>
          </table:table-cell>
        </table:table-row>
      </table:table>
      <text:p text:style-name="P15"/>
      <table:table table:name="Tabell28" table:style-name="Tabell28">
        <table:table-column table:style-name="Tabell28.A"/>
        <table:table-column table:style-name="Tabell28.B"/>
        <table:table-column table:style-name="Tabell28.C"/>
        <table:table-row table:style-name="TableLine2026867518320">
          <table:table-cell table:style-name="Tabell28.A1" office:value-type="string">
            <text:p text:style-name="P47">Byte</text:p>
          </table:table-cell>
          <table:table-cell table:style-name="Tabell28.A1" office:value-type="string">
            <text:p text:style-name="P40">Value</text:p>
          </table:table-cell>
          <table:table-cell table:style-name="Tabell28.C1" office:value-type="string">
            <text:p text:style-name="P40">Comment</text:p>
          </table:table-cell>
        </table:table-row>
        <table:table-row table:style-name="TableLine2026867518320">
          <table:table-cell table:style-name="Tabell28.A2" office:value-type="string">
            <text:p text:style-name="P26">Message type</text:p>
          </table:table-cell>
          <table:table-cell table:style-name="Tabell28.A2" office:value-type="string">
            <text:p text:style-name="P33">0x<text:span text:style-name="T22">6</text:span></text:p>
          </table:table-cell>
          <table:table-cell table:style-name="Tabell28.C2" office:value-type="string">
            <text:p text:style-name="P33">For <text:span text:style-name="T17">STM32 PLC</text:span></text:p>
          </table:table-cell>
        </table:table-row>
      </table:table>
      <text:p text:style-name="P84"/>
      <text:p text:style-name="P84">Receive <text:span text:style-name="T22">two prescalers</text:span><text:span text:style-name="T20">:</text:span></text:p>
      <table:table table:name="Tabell29" table:style-name="Tabell29">
        <table:table-column table:style-name="Tabell29.A"/>
        <table:table-column table:style-name="Tabell29.B"/>
        <table:table-column table:style-name="Tabell29.C"/>
        <table:table-row table:style-name="TableLine2026867516144">
          <table:table-cell table:style-name="Tabell29.A1" office:value-type="string">
            <text:p text:style-name="P56">Byte 0</text:p>
          </table:table-cell>
          <table:table-cell table:style-name="Tabell29.A1" office:value-type="string">
            <text:p text:style-name="P69">Byte 1</text:p>
          </table:table-cell>
          <table:table-cell table:style-name="Tabell29.C1" office:value-type="string">
            <text:p text:style-name="P69">Byte 2</text:p>
          </table:table-cell>
        </table:table-row>
        <table:table-row table:style-name="TableLine2026867516144">
          <table:table-cell table:style-name="Tabell29.A2" office:value-type="string">
            <text:p text:style-name="P56">Message type</text:p>
          </table:table-cell>
          <table:table-cell table:style-name="Tabell29.A2" office:value-type="string">
            <text:p text:style-name="P70">Prescaler 0</text:p>
          </table:table-cell>
          <table:table-cell table:style-name="Tabell29.C2" office:value-type="string">
            <text:p text:style-name="P70">Prescaler 1</text:p>
          </table:table-cell>
        </table:table-row>
      </table:table>
      <text:p text:style-name="P15"/>
      <table:table table:name="Tabell30" table:style-name="Tabell30">
        <table:table-column table:style-name="Tabell30.A"/>
        <table:table-column table:style-name="Tabell30.B"/>
        <table:table-column table:style-name="Tabell30.C"/>
        <table:table-row table:style-name="TableLine2026867517776">
          <table:table-cell table:style-name="Tabell30.A1" office:value-type="string">
            <text:p text:style-name="P47">Byte</text:p>
          </table:table-cell>
          <table:table-cell table:style-name="Tabell30.A1" office:value-type="string">
            <text:p text:style-name="P40">Value</text:p>
          </table:table-cell>
          <table:table-cell table:style-name="Tabell30.C1" office:value-type="string">
            <text:p text:style-name="P40">Comment</text:p>
          </table:table-cell>
        </table:table-row>
        <table:table-row table:style-name="TableLine2026867517776">
          <table:table-cell table:style-name="Tabell30.A2" office:value-type="string">
            <text:p text:style-name="P26">Message type</text:p>
          </table:table-cell>
          <table:table-cell table:style-name="Tabell30.A2" office:value-type="string">
            <text:p text:style-name="P33">0x<text:span text:style-name="T23">6</text:span></text:p>
          </table:table-cell>
          <table:table-cell table:style-name="Tabell30.C2" office:value-type="string">
            <text:p text:style-name="P33">For <text:span text:style-name="T21">OpenSourceLogger</text:span></text:p>
          </table:table-cell>
        </table:table-row>
        <table:table-row table:style-name="TableLine2026867517776">
          <table:table-cell table:style-name="Tabell30.A2" office:value-type="string">
            <text:p text:style-name="P67"><text:span text:style-name="T23">Prescaler</text:span> 0</text:p>
          </table:table-cell>
          <table:table-cell table:style-name="Tabell30.A2" office:value-type="string">
            <text:p text:style-name="P67">0x0 to 0x<text:span text:style-name="T23">FFFF</text:span></text:p>
          </table:table-cell>
          <table:table-cell table:style-name="Tabell30.C2" office:value-type="string">
            <text:p text:style-name="P70">Prescaler for PWM 0 to PWM 3</text:p>
          </table:table-cell>
        </table:table-row>
        <table:table-row table:style-name="TableLine2026867517776">
          <table:table-cell table:style-name="Tabell30.A2" office:value-type="string">
            <text:p text:style-name="P67">Gain 1</text:p>
          </table:table-cell>
          <table:table-cell table:style-name="Tabell30.A2" office:value-type="string">
            <text:p text:style-name="P67">0x0 to 0x<text:span text:style-name="T23">FFFF</text:span></text:p>
          </table:table-cell>
          <table:table-cell table:style-name="Tabell30.C2" office:value-type="string">
            <text:p text:style-name="P70">Prescaler for PWM 4 to PWM 7</text:p>
          </table:table-cell>
        </table:table-row>
      </table:table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12:25.970000000</meta:creation-date>
    <dc:date>2022-03-20T15:39:52.293000000</dc:date>
    <meta:editing-duration>PT1H43M41S</meta:editing-duration>
    <meta:editing-cycles>34</meta:editing-cycles>
    <meta:generator>LibreOffice/7.1.3.2$Windows_X86_64 LibreOffice_project/47f78053abe362b9384784d31a6e56f8511eb1c1</meta:generator>
    <meta:document-statistic meta:table-count="30" meta:image-count="0" meta:object-count="0" meta:page-count="5" meta:paragraph-count="384" meta:word-count="930" meta:character-count="4470" meta:non-whitespace-character-count="3853"/>
  </office:meta>
</office:document-meta>
</file>